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74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3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3.366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68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52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 style:data-style-name="N0"/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 style:data-style-name="N11">
      <style:text-properties fo:font-style="normal" style:font-style-asian="normal" style:font-style-complex="normal"/>
    </style:style>
    <style:style style:name="ce55" style:family="table-cell" style:parent-style-name="Default" style:data-style-name="N11"/>
    <style:style style:name="ce5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ext-properties fo:font-size="11pt" style:font-size-asian="11pt" style:font-size-complex="11pt"/>
    </style:style>
    <style:style style:name="ce6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C" table:style-name="ta1">
        <table:table-column table:style-name="co1" table:default-cell-style-name="ce47"/>
        <table:table-column table:style-name="co2" table:number-columns-repeated="4" table:default-cell-style-name="ce47"/>
        <table:table-column table:style-name="co3" table:default-cell-style-name="ce47"/>
        <table:table-column table:style-name="co4" table:default-cell-style-name="ce47"/>
        <table:table-column table:style-name="co2" table:number-columns-repeated="16373" table:default-cell-style-name="ce47"/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46" table:number-columns-repeated="2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4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7" calcext:value-type="percentage">
            <text:p>27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4866" calcext:value-type="percentage">
            <text:p>14,87%</text:p>
          </table:table-cell>
          <table:table-cell table:style-name="ce48" table:formula="of:=AVERAGE([.I2:.I11])" office:value-type="string" office:string-value="" calcext:value-type="error">
            <text:p>#DIV/0!</text:p>
          </table:table-cell>
          <table:table-cell table:style-name="ce48" table:formula="of:=AVERAGE([.J2:.J11])" office:value-type="string" office:string-value="" calcext:value-type="error">
            <text:p>#DIV/0!</text:p>
          </table:table-cell>
          <table:table-cell table:style-name="ce48" table:formula="of:=AVERAGE([.K2:.K11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10"/>
          <table:table-cell table:formula="of:=STDEV([.K2:.K1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386" calcext:value-type="percentage">
            <text:p>23,86%</text:p>
          </table:table-cell>
          <table:table-cell table:number-columns-repeated="4"/>
          <table:table-cell office:value-type="string" calcext:value-type="string">
            <text:p>Balance_1</text:p>
          </table:table-cell>
          <table:table-cell office:value-type="percentage" office:value="0.1651" calcext:value-type="percentage">
            <text:p>16,5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21" calcext:value-type="percentage">
            <text:p>11,21%</text:p>
          </table:table-cell>
          <table:table-cell table:number-columns-repeated="4"/>
          <table:table-cell office:value-type="string" calcext:value-type="string">
            <text:p>Balance_2</text:p>
          </table:table-cell>
          <table:table-cell office:value-type="percentage" office:value="0.1866" calcext:value-type="percentage">
            <text:p>18,66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66" calcext:value-type="percentage">
            <text:p>12,66%</text:p>
          </table:table-cell>
          <table:table-cell table:number-columns-repeated="4"/>
          <table:table-cell office:value-type="string" calcext:value-type="string">
            <text:p>Balance_3</text:p>
          </table:table-cell>
          <table:table-cell office:value-type="percentage" office:value="0.2215" calcext:value-type="percentage">
            <text:p>22,15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05" calcext:value-type="percentage">
            <text:p>17,05%</text:p>
          </table:table-cell>
          <table:table-cell table:number-columns-repeated="4"/>
          <table:table-cell office:value-type="string" calcext:value-type="string">
            <text:p>Balance_4</text:p>
          </table:table-cell>
          <table:table-cell office:value-type="percentage" office:value="0.1527" calcext:value-type="percentage">
            <text:p>15,2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435" calcext:value-type="percentage">
            <text:p>14,35%</text:p>
          </table:table-cell>
          <table:table-cell table:number-columns-repeated="4"/>
          <table:table-cell office:value-type="string" calcext:value-type="string">
            <text:p>Balance_5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101" calcext:value-type="percentage">
            <text:p>11,01%</text:p>
          </table:table-cell>
          <table:table-cell table:number-columns-repeated="4"/>
          <table:table-cell office:value-type="string" calcext:value-type="string">
            <text:p>Balance_6</text:p>
          </table:table-cell>
          <table:table-cell office:value-type="percentage" office:value="0.1581" calcext:value-type="percentage">
            <text:p>15,8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691" calcext:value-type="percentage">
            <text:p>16,91%</text:p>
          </table:table-cell>
          <table:table-cell table:number-columns-repeated="4"/>
          <table:table-cell office:value-type="string" calcext:value-type="string">
            <text:p>Balance_7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614" calcext:value-type="percentage">
            <text:p>16,14%</text:p>
          </table:table-cell>
          <table:table-cell table:number-columns-repeated="4"/>
          <table:table-cell office:value-type="string" calcext:value-type="string">
            <text:p>Balance_8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28" calcext:value-type="percentage">
            <text:p>9,28%</text:p>
          </table:table-cell>
          <table:table-cell table:number-columns-repeated="4"/>
          <table:table-cell office:value-type="string" calcext:value-type="string">
            <text:p>Balance_9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84" calcext:value-type="percentage">
            <text:p>11,84%</text:p>
          </table:table-cell>
          <table:table-cell table:number-columns-repeated="4"/>
          <table:table-cell office:value-type="string" calcext:value-type="string">
            <text:p>Balance_10</text:p>
          </table:table-cell>
          <table:table-cell office:value-type="percentage" office:value="0.2102" calcext:value-type="percentage">
            <text:p>21,02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15:.B24])" office:value-type="percentage" office:value="0.14431" calcext:value-type="percentage">
            <text:p>14,43%</text:p>
          </table:table-cell>
          <table:table-cell table:style-name="ce48" table:formula="of:=AVERAGE([.C15:.C24])" office:value-type="string" office:string-value="" calcext:value-type="error">
            <text:p>#DIV/0!</text:p>
          </table:table-cell>
          <table:table-cell table:style-name="ce48" table:formula="of:=AVERAGE([.D15:.D24])" office:value-type="string" office:string-value="" calcext:value-type="error">
            <text:p>#DIV/0!</text:p>
          </table:table-cell>
          <table:table-cell table:style-name="ce48" table:formula="of:=AVERAGE([.E15:.E24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15:.H24])" office:value-type="percentage" office:value="0.19964" calcext:value-type="percentage">
            <text:p>19,96%</text:p>
          </table:table-cell>
          <table:table-cell table:style-name="ce48" table:formula="of:=AVERAGE([.I15:.I24])" office:value-type="string" office:string-value="" calcext:value-type="error">
            <text:p>#DIV/0!</text:p>
          </table:table-cell>
          <table:table-cell table:style-name="ce48" table:formula="of:=AVERAGE([.J15:.J24])" office:value-type="string" office:string-value="" calcext:value-type="error">
            <text:p>#DIV/0!</text:p>
          </table:table-cell>
          <table:table-cell table:style-name="ce48" table:formula="of:=AVERAGE([.K15:.K24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15:.E24])" office:value-type="string" office:string-value="" calcext:value-type="error">
            <text:p>#DIV/0!</text:p>
          </table:table-cell>
          <table:table-cell table:number-columns-repeated="5"/>
          <table:table-cell table:formula="of:=STDEV([.K15:.K2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49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724" calcext:value-type="percentage">
            <text:p>17,24%</text:p>
          </table:table-cell>
          <table:table-cell table:number-columns-repeated="4"/>
          <table:table-cell office:value-type="string" calcext:value-type="string">
            <text:p>Glass_1</text:p>
          </table:table-cell>
          <table:table-cell office:value-type="percentage" office:value="0.5048" calcext:value-type="percentage">
            <text:p>50,4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238" calcext:value-type="percentage">
            <text:p>22,38%</text:p>
          </table:table-cell>
          <table:table-cell table:number-columns-repeated="4"/>
          <table:table-cell office:value-type="string" calcext:value-type="string">
            <text:p>Glass_2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219" calcext:value-type="percentage">
            <text:p>22,19%</text:p>
          </table:table-cell>
          <table:table-cell table:number-columns-repeated="4"/>
          <table:table-cell office:value-type="string" calcext:value-type="string">
            <text:p>Glass_3</text:p>
          </table:table-cell>
          <table:table-cell office:value-type="percentage" office:value="0.6254" calcext:value-type="percentage">
            <text:p>62,5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476" calcext:value-type="percentage">
            <text:p>14,76%</text:p>
          </table:table-cell>
          <table:table-cell table:number-columns-repeated="4"/>
          <table:table-cell office:value-type="string" calcext:value-type="string">
            <text:p>Glass_4</text:p>
          </table:table-cell>
          <table:table-cell office:value-type="percentage" office:value="0.5683" calcext:value-type="percentage">
            <text:p>56,8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219" calcext:value-type="percentage">
            <text:p>22,19%</text:p>
          </table:table-cell>
          <table:table-cell table:number-columns-repeated="4"/>
          <table:table-cell office:value-type="string" calcext:value-type="string">
            <text:p>Glass_5</text:p>
          </table:table-cell>
          <table:table-cell office:value-type="percentage" office:value="0.6762" calcext:value-type="percentage">
            <text:p>67,6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1819" calcext:value-type="percentage">
            <text:p>18,19%</text:p>
          </table:table-cell>
          <table:table-cell table:number-columns-repeated="4"/>
          <table:table-cell office:value-type="string" calcext:value-type="string">
            <text:p>Glass_6</text:p>
          </table:table-cell>
          <table:table-cell office:value-type="percentage" office:value="0.519" calcext:value-type="percentage">
            <text:p>51,9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905" calcext:value-type="percentage">
            <text:p>29,05%</text:p>
          </table:table-cell>
          <table:table-cell table:number-columns-repeated="4"/>
          <table:table-cell office:value-type="string" calcext:value-type="string">
            <text:p>Glass_7</text:p>
          </table:table-cell>
          <table:table-cell office:value-type="percentage" office:value="0.4778" calcext:value-type="percentage">
            <text:p>47,7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533" calcext:value-type="percentage">
            <text:p>25,33%</text:p>
          </table:table-cell>
          <table:table-cell table:number-columns-repeated="4"/>
          <table:table-cell office:value-type="string" calcext:value-type="string">
            <text:p>Glass_8</text:p>
          </table:table-cell>
          <table:table-cell office:value-type="percentage" office:value="0.4032" calcext:value-type="percentage">
            <text:p>40,3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505" calcext:value-type="percentage">
            <text:p>15,05%</text:p>
          </table:table-cell>
          <table:table-cell table:number-columns-repeated="4"/>
          <table:table-cell office:value-type="string" calcext:value-type="string">
            <text:p>Glass_9</text:p>
          </table:table-cell>
          <table:table-cell office:value-type="percentage" office:value="0.3762" calcext:value-type="percentage">
            <text:p>37,6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248" calcext:value-type="percentage">
            <text:p>22,48%</text:p>
          </table:table-cell>
          <table:table-cell table:number-columns-repeated="4"/>
          <table:table-cell office:value-type="string" calcext:value-type="string">
            <text:p>Glass_10</text:p>
          </table:table-cell>
          <table:table-cell office:value-type="percentage" office:value="0.6778" calcext:value-type="percentage">
            <text:p>67,78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28:.B37])" office:value-type="percentage" office:value="0.20886" calcext:value-type="percentage">
            <text:p>20,89%</text:p>
          </table:table-cell>
          <table:table-cell table:style-name="ce48" table:formula="of:=AVERAGE([.C28:.C37])" office:value-type="string" office:string-value="" calcext:value-type="error">
            <text:p>#DIV/0!</text:p>
          </table:table-cell>
          <table:table-cell table:style-name="ce48" table:formula="of:=AVERAGE([.D28:.D37])" office:value-type="string" office:string-value="" calcext:value-type="error">
            <text:p>#DIV/0!</text:p>
          </table:table-cell>
          <table:table-cell table:style-name="ce48" table:formula="of:=AVERAGE([.E28:.E37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8:.H37])" office:value-type="percentage" office:value="0.56065" calcext:value-type="percentage">
            <text:p>56,07%</text:p>
          </table:table-cell>
          <table:table-cell table:style-name="ce48" table:formula="of:=AVERAGE([.I28:.I37])" office:value-type="string" office:string-value="" calcext:value-type="error">
            <text:p>#DIV/0!</text:p>
          </table:table-cell>
          <table:table-cell table:style-name="ce48" table:formula="of:=AVERAGE([.J28:.J37])" office:value-type="string" office:string-value="" calcext:value-type="error">
            <text:p>#DIV/0!</text:p>
          </table:table-cell>
          <table:table-cell table:style-name="ce48" table:formula="of:=AVERAGE([.K28:.K37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28:.E37])" office:value-type="string" office:string-value="" calcext:value-type="error">
            <text:p>#DIV/0!</text:p>
          </table:table-cell>
          <table:table-cell table:number-columns-repeated="5"/>
          <table:table-cell table:formula="of:=STDEV([.K28:.K3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359" calcext:value-type="percentage">
            <text:p>43,59%</text:p>
          </table:table-cell>
          <table:table-cell table:number-columns-repeated="4"/>
          <table:table-cell office:value-type="string" calcext:value-type="string">
            <text:p>Heart_1</text:p>
          </table:table-cell>
          <table:table-cell office:value-type="percentage" office:value="0.1407" calcext:value-type="percentage">
            <text:p>14,0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692" calcext:value-type="percentage">
            <text:p>26,92%</text:p>
          </table:table-cell>
          <table:table-cell table:number-columns-repeated="4"/>
          <table:table-cell office:value-type="string" calcext:value-type="string">
            <text:p>Heart_2</text:p>
          </table:table-cell>
          <table:table-cell office:value-type="percentage" office:value="0.0975" calcext:value-type="percentage">
            <text:p>9,75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2051" calcext:value-type="percentage">
            <text:p>20,51%</text:p>
          </table:table-cell>
          <table:table-cell table:number-columns-repeated="4"/>
          <table:table-cell office:value-type="string" calcext:value-type="string">
            <text:p>Heart_3</text:p>
          </table:table-cell>
          <table:table-cell office:value-type="percentage" office:value="0.1494" calcext:value-type="percentage">
            <text:p>14,9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974" calcext:value-type="percentage">
            <text:p>29,74%</text:p>
          </table:table-cell>
          <table:table-cell table:number-columns-repeated="4"/>
          <table:table-cell office:value-type="string" calcext:value-type="string">
            <text:p>Heart_4</text:p>
          </table:table-cell>
          <table:table-cell office:value-type="percentage" office:value="0.1346" calcext:value-type="percentage">
            <text:p>13,46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3615" calcext:value-type="percentage">
            <text:p>36,15%</text:p>
          </table:table-cell>
          <table:table-cell table:number-columns-repeated="4"/>
          <table:table-cell office:value-type="string" calcext:value-type="string">
            <text:p>Heart_5</text:p>
          </table:table-cell>
          <table:table-cell office:value-type="percentage" office:value="0.1272" calcext:value-type="percentage">
            <text:p>12,7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974" calcext:value-type="percentage">
            <text:p>39,74%</text:p>
          </table:table-cell>
          <table:table-cell table:number-columns-repeated="4"/>
          <table:table-cell office:value-type="string" calcext:value-type="string">
            <text:p>Heart_6</text:p>
          </table:table-cell>
          <table:table-cell office:value-type="percentage" office:value="0.163" calcext:value-type="percentage">
            <text:p>16,3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231" calcext:value-type="percentage">
            <text:p>22,31%</text:p>
          </table:table-cell>
          <table:table-cell table:number-columns-repeated="4"/>
          <table:table-cell office:value-type="string" calcext:value-type="string">
            <text:p>Heart_7</text:p>
          </table:table-cell>
          <table:table-cell office:value-type="percentage" office:value="0.2506" calcext:value-type="percentage">
            <text:p>25,06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3077" calcext:value-type="percentage">
            <text:p>30,77%</text:p>
          </table:table-cell>
          <table:table-cell table:number-columns-repeated="4"/>
          <table:table-cell office:value-type="string" calcext:value-type="string">
            <text:p>Heart_8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2718" calcext:value-type="percentage">
            <text:p>27,18%</text:p>
          </table:table-cell>
          <table:table-cell table:number-columns-repeated="4"/>
          <table:table-cell office:value-type="string" calcext:value-type="string">
            <text:p>Heart_9</text:p>
          </table:table-cell>
          <table:table-cell office:value-type="percentage" office:value="0.158" calcext:value-type="percentage">
            <text:p>15,8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026" calcext:value-type="percentage">
            <text:p>40,26%</text:p>
          </table:table-cell>
          <table:table-cell table:number-columns-repeated="4"/>
          <table:table-cell office:value-type="string" calcext:value-type="string">
            <text:p>Heart_10</text:p>
          </table:table-cell>
          <table:table-cell office:value-type="percentage" office:value="0.1444" calcext:value-type="percentage">
            <text:p>14,44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41:.B50])" office:value-type="percentage" office:value="0.31717" calcext:value-type="percentage">
            <text:p>31,72%</text:p>
          </table:table-cell>
          <table:table-cell table:style-name="ce48" table:formula="of:=AVERAGE([.C41:.C50])" office:value-type="string" office:string-value="" calcext:value-type="error">
            <text:p>#DIV/0!</text:p>
          </table:table-cell>
          <table:table-cell table:style-name="ce48" table:formula="of:=AVERAGE([.D41:.D50])" office:value-type="string" office:string-value="" calcext:value-type="error">
            <text:p>#DIV/0!</text:p>
          </table:table-cell>
          <table:table-cell table:style-name="ce48" table:formula="of:=AVERAGE([.E41:.E50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41:.H50])" office:value-type="percentage" office:value="0.15543" calcext:value-type="percentage">
            <text:p>15,54%</text:p>
          </table:table-cell>
          <table:table-cell table:style-name="ce48" table:formula="of:=AVERAGE([.I41:.I50])" office:value-type="string" office:string-value="" calcext:value-type="error">
            <text:p>#DIV/0!</text:p>
          </table:table-cell>
          <table:table-cell table:style-name="ce48" table:formula="of:=AVERAGE([.J41:.J50])" office:value-type="string" office:string-value="" calcext:value-type="error">
            <text:p>#DIV/0!</text:p>
          </table:table-cell>
          <table:table-cell table:style-name="ce48" table:formula="of:=AVERAGE([.K41:.K50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41:.E50])" office:value-type="string" office:string-value="" calcext:value-type="error">
            <text:p>#DIV/0!</text:p>
          </table:table-cell>
          <table:table-cell table:number-columns-repeated="5"/>
          <table:table-cell table:formula="of:=STDEV([.K41:.K5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49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table:number-columns-repeated="4"/>
          <table:table-cell office:value-type="string" calcext:value-type="string">
            <text:p>Ionosphere_1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table:number-columns-repeated="4"/>
          <table:table-cell office:value-type="string" calcext:value-type="string">
            <text:p>Ionosphere_2</text:p>
          </table:table-cell>
          <table:table-cell office:value-type="percentage" office:value="0.0743" calcext:value-type="percentage">
            <text:p>7,4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55" calcext:value-type="percentage">
            <text:p>8,55%</text:p>
          </table:table-cell>
          <table:table-cell table:number-columns-repeated="4"/>
          <table:table-cell office:value-type="string" calcext:value-type="string">
            <text:p>Ionosphere_3</text:p>
          </table:table-cell>
          <table:table-cell office:value-type="percentage" office:value="0.061" calcext:value-type="percentage">
            <text:p>6,1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4"/>
          <table:table-cell office:value-type="string" calcext:value-type="string">
            <text:p>Ionosphere_4</text:p>
          </table:table-cell>
          <table:table-cell office:value-type="percentage" office:value="0.1352" calcext:value-type="percentage">
            <text:p>13,5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43" calcext:value-type="percentage">
            <text:p>0,43%</text:p>
          </table:table-cell>
          <table:table-cell table:number-columns-repeated="4"/>
          <table:table-cell office:value-type="string" calcext:value-type="string">
            <text:p>Ionosphere_5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45" calcext:value-type="percentage">
            <text:p>1,45%</text:p>
          </table:table-cell>
          <table:table-cell table:number-columns-repeated="4"/>
          <table:table-cell office:value-type="string" calcext:value-type="string">
            <text:p>Ionosphere_6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101" calcext:value-type="percentage">
            <text:p>1,01%</text:p>
          </table:table-cell>
          <table:table-cell table:number-columns-repeated="4"/>
          <table:table-cell office:value-type="string" calcext:value-type="string">
            <text:p>Ionosphere_7</text:p>
          </table:table-cell>
          <table:table-cell office:value-type="percentage" office:value="0.1552" calcext:value-type="percentage">
            <text:p>15,5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12" calcext:value-type="percentage">
            <text:p>8,12%</text:p>
          </table:table-cell>
          <table:table-cell table:number-columns-repeated="4"/>
          <table:table-cell office:value-type="string" calcext:value-type="string">
            <text:p>Ionosphere_8</text:p>
          </table:table-cell>
          <table:table-cell office:value-type="percentage" office:value="0.0971" calcext:value-type="percentage">
            <text:p>9,7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58" calcext:value-type="percentage">
            <text:p>0,58%</text:p>
          </table:table-cell>
          <table:table-cell table:number-columns-repeated="4"/>
          <table:table-cell office:value-type="string" calcext:value-type="string">
            <text:p>Ionosphere_9</text:p>
          </table:table-cell>
          <table:table-cell office:value-type="percentage" office:value="0.0924" calcext:value-type="percentage">
            <text:p>9,2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3" calcext:value-type="percentage">
            <text:p>1,30%</text:p>
          </table:table-cell>
          <table:table-cell table:number-columns-repeated="4"/>
          <table:table-cell office:value-type="string" calcext:value-type="string">
            <text:p>Ionosphere_10</text:p>
          </table:table-cell>
          <table:table-cell office:value-type="percentage" office:value="0.0838" calcext:value-type="percentage">
            <text:p>8,38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54:.B63])" office:value-type="percentage" office:value="0.03477" calcext:value-type="percentage">
            <text:p>3,48%</text:p>
          </table:table-cell>
          <table:table-cell table:style-name="ce48" table:formula="of:=AVERAGE([.C54:.C63])" office:value-type="string" office:string-value="" calcext:value-type="error">
            <text:p>#DIV/0!</text:p>
          </table:table-cell>
          <table:table-cell table:style-name="ce48" table:formula="of:=AVERAGE([.D54:.D63])" office:value-type="string" office:string-value="" calcext:value-type="error">
            <text:p>#DIV/0!</text:p>
          </table:table-cell>
          <table:table-cell table:style-name="ce48" table:formula="of:=AVERAGE([.E54:.E63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54:.H63])" office:value-type="percentage" office:value="0.11228" calcext:value-type="percentage">
            <text:p>11,23%</text:p>
          </table:table-cell>
          <table:table-cell table:style-name="ce48" table:formula="of:=AVERAGE([.I54:.I63])" office:value-type="string" office:string-value="" calcext:value-type="error">
            <text:p>#DIV/0!</text:p>
          </table:table-cell>
          <table:table-cell table:style-name="ce48" table:formula="of:=AVERAGE([.J54:.J63])" office:value-type="string" office:string-value="" calcext:value-type="error">
            <text:p>#DIV/0!</text:p>
          </table:table-cell>
          <table:table-cell table:style-name="ce48" table:formula="of:=AVERAGE([.K54:.K63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54:.E63])" office:value-type="string" office:string-value="" calcext:value-type="error">
            <text:p>#DIV/0!</text:p>
          </table:table-cell>
          <table:table-cell table:number-columns-repeated="5"/>
          <table:table-cell table:formula="of:=STDEV([.K54:.K63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559" calcext:value-type="percentage">
            <text:p>35,59%</text:p>
          </table:table-cell>
          <table:table-cell table:number-columns-repeated="4"/>
          <table:table-cell office:value-type="string" calcext:value-type="string">
            <text:p>Mammographic_1</text:p>
          </table:table-cell>
          <table:table-cell office:value-type="percentage" office:value="0.2506" calcext:value-type="percentage">
            <text:p>25,06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559" calcext:value-type="percentage">
            <text:p>35,59%</text:p>
          </table:table-cell>
          <table:table-cell table:number-columns-repeated="4"/>
          <table:table-cell office:value-type="string" calcext:value-type="string">
            <text:p>Mammographic_2</text:p>
          </table:table-cell>
          <table:table-cell office:value-type="percentage" office:value="0.149" calcext:value-type="percentage">
            <text:p>14,9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table:number-columns-repeated="4"/>
          <table:table-cell office:value-type="string" calcext:value-type="string">
            <text:p>Mammographic_3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52" calcext:value-type="percentage">
            <text:p>45,20%</text:p>
          </table:table-cell>
          <table:table-cell table:number-columns-repeated="4"/>
          <table:table-cell office:value-type="string" calcext:value-type="string">
            <text:p>Mammographic_4</text:p>
          </table:table-cell>
          <table:table-cell office:value-type="percentage" office:value="0.2088" calcext:value-type="percentage">
            <text:p>20,8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33" calcext:value-type="percentage">
            <text:p>28,33%</text:p>
          </table:table-cell>
          <table:table-cell table:number-columns-repeated="4"/>
          <table:table-cell office:value-type="string" calcext:value-type="string">
            <text:p>Mammographic_5</text:p>
          </table:table-cell>
          <table:table-cell office:value-type="percentage" office:value="0.1679" calcext:value-type="percentage">
            <text:p>16,7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686" calcext:value-type="percentage">
            <text:p>26,86%</text:p>
          </table:table-cell>
          <table:table-cell table:number-columns-repeated="4"/>
          <table:table-cell office:value-type="string" calcext:value-type="string">
            <text:p>Mammographic_6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73" calcext:value-type="percentage">
            <text:p>33,73%</text:p>
          </table:table-cell>
          <table:table-cell table:number-columns-repeated="4"/>
          <table:table-cell office:value-type="string" calcext:value-type="string">
            <text:p>Mammographic_7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569" calcext:value-type="percentage">
            <text:p>25,69%</text:p>
          </table:table-cell>
          <table:table-cell table:number-columns-repeated="4"/>
          <table:table-cell office:value-type="string" calcext:value-type="string">
            <text:p>Mammographic_8</text:p>
          </table:table-cell>
          <table:table-cell office:value-type="percentage" office:value="0.1482" calcext:value-type="percentage">
            <text:p>14,8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647" calcext:value-type="percentage">
            <text:p>36,47%</text:p>
          </table:table-cell>
          <table:table-cell table:number-columns-repeated="4"/>
          <table:table-cell office:value-type="string" calcext:value-type="string">
            <text:p>Mammographic_9</text:p>
          </table:table-cell>
          <table:table-cell office:value-type="percentage" office:value="0.1759" calcext:value-type="percentage">
            <text:p>17,5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775" calcext:value-type="percentage">
            <text:p>27,75%</text:p>
          </table:table-cell>
          <table:table-cell table:number-columns-repeated="4"/>
          <table:table-cell office:value-type="string" calcext:value-type="string">
            <text:p>Mammographic_10</text:p>
          </table:table-cell>
          <table:table-cell office:value-type="percentage" office:value="0.1418" calcext:value-type="percentage">
            <text:p>14,18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67:.B76])" office:value-type="percentage" office:value="0.32394" calcext:value-type="percentage">
            <text:p>32,39%</text:p>
          </table:table-cell>
          <table:table-cell table:style-name="ce48" table:formula="of:=AVERAGE([.C67:.C76])" office:value-type="string" office:string-value="" calcext:value-type="error">
            <text:p>#DIV/0!</text:p>
          </table:table-cell>
          <table:table-cell table:style-name="ce48" table:formula="of:=AVERAGE([.D67:.D76])" office:value-type="string" office:string-value="" calcext:value-type="error">
            <text:p>#DIV/0!</text:p>
          </table:table-cell>
          <table:table-cell table:style-name="ce48" table:formula="of:=AVERAGE([.E67:.E76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67:.H76])" office:value-type="percentage" office:value="0.17466" calcext:value-type="percentage">
            <text:p>17,47%</text:p>
          </table:table-cell>
          <table:table-cell table:style-name="ce48" table:formula="of:=AVERAGE([.I67:.I76])" office:value-type="string" office:string-value="" calcext:value-type="error">
            <text:p>#DIV/0!</text:p>
          </table:table-cell>
          <table:table-cell table:style-name="ce48" table:formula="of:=AVERAGE([.J67:.J76])" office:value-type="string" office:string-value="" calcext:value-type="error">
            <text:p>#DIV/0!</text:p>
          </table:table-cell>
          <table:table-cell table:style-name="ce48" table:formula="of:=AVERAGE([.K67:.K76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67:.E76])" office:value-type="string" office:string-value="" calcext:value-type="error">
            <text:p>#DIV/0!</text:p>
          </table:table-cell>
          <table:table-cell table:number-columns-repeated="5"/>
          <table:table-cell table:formula="of:=STDEV([.K67:.K7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53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895" calcext:value-type="percentage">
            <text:p>18,95%</text:p>
          </table:table-cell>
          <table:table-cell table:number-columns-repeated="3"/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2737" calcext:value-type="percentage">
            <text:p>27,3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246" calcext:value-type="percentage">
            <text:p>12,46%</text:p>
          </table:table-cell>
          <table:table-cell table:number-columns-repeated="3"/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2961" calcext:value-type="percentage">
            <text:p>29,6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825" calcext:value-type="percentage">
            <text:p>18,25%</text:p>
          </table:table-cell>
          <table:table-cell table:number-columns-repeated="3"/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2864" calcext:value-type="percentage">
            <text:p>28,6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667" calcext:value-type="percentage">
            <text:p>6,67%</text:p>
          </table:table-cell>
          <table:table-cell table:number-columns-repeated="3"/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2798" calcext:value-type="percentage">
            <text:p>27,9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72" calcext:value-type="percentage">
            <text:p>17,72%</text:p>
          </table:table-cell>
          <table:table-cell table:number-columns-repeated="3"/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table:number-columns-repeated="3"/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02" calcext:value-type="percentage">
            <text:p>7,02%</text:p>
          </table:table-cell>
          <table:table-cell table:number-columns-repeated="3"/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404" calcext:value-type="percentage">
            <text:p>14,04%</text:p>
          </table:table-cell>
          <table:table-cell table:number-columns-repeated="3"/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3232" calcext:value-type="percentage">
            <text:p>32,3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68" calcext:value-type="percentage">
            <text:p>13,68%</text:p>
          </table:table-cell>
          <table:table-cell table:number-columns-repeated="3"/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table:number-columns-repeated="3"/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2"/>
        </table:table-row>
        <table:table-row table:style-name="ro2">
          <table:table-cell table:style-name="ce48"/>
          <table:table-cell table:style-name="ce48" table:formula="of:=AVERAGE([.B80:.B89])" office:value-type="percentage" office:value="0.12581" calcext:value-type="percentage">
            <text:p>12,58%</text:p>
          </table:table-cell>
          <table:table-cell table:style-name="ce48" table:formula="of:=AVERAGE([.C80:.C89])" office:value-type="string" office:string-value="" calcext:value-type="error">
            <text:p>#DIV/0!</text:p>
          </table:table-cell>
          <table:table-cell table:style-name="ce48" table:formula="of:=AVERAGE([.D80:.D89])" office:value-type="string" office:string-value="" calcext:value-type="error">
            <text:p>#DIV/0!</text:p>
          </table:table-cell>
          <table:table-cell table:style-name="ce48" table:formula="of:=AVERAGE([.E80:.E89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80:.H89])" office:value-type="percentage" office:value="0.27698" calcext:value-type="percentage">
            <text:p>27,70%</text:p>
          </table:table-cell>
          <table:table-cell table:style-name="ce48" table:formula="of:=AVERAGE([.I80:.I89])" office:value-type="string" office:string-value="" calcext:value-type="error">
            <text:p>#DIV/0!</text:p>
          </table:table-cell>
          <table:table-cell table:style-name="ce48" table:formula="of:=AVERAGE([.J80:.J89])" office:value-type="string" office:string-value="" calcext:value-type="error">
            <text:p>#DIV/0!</text:p>
          </table:table-cell>
          <table:table-cell table:style-name="ce48" table:formula="of:=AVERAGE([.K80:.K89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80:.E89])" office:value-type="string" office:string-value="" calcext:value-type="error">
            <text:p>#DIV/0!</text:p>
          </table:table-cell>
          <table:table-cell table:number-columns-repeated="5"/>
          <table:table-cell table:formula="of:=STDEV([.K80:.K89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32" calcext:value-type="percentage">
            <text:p>9,32%</text:p>
          </table:table-cell>
          <table:table-cell table:number-columns-repeated="4"/>
          <table:table-cell office:value-type="string" calcext:value-type="string">
            <text:p>Saheart_1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19" calcext:value-type="percentage">
            <text:p>10,19%</text:p>
          </table:table-cell>
          <table:table-cell table:number-columns-repeated="4"/>
          <table:table-cell office:value-type="string" calcext:value-type="string">
            <text:p>Saheart_2</text:p>
          </table:table-cell>
          <table:table-cell office:value-type="percentage" office:value="0.3072" calcext:value-type="percentage">
            <text:p>30,72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2" calcext:value-type="percentage">
            <text:p>4,20%</text:p>
          </table:table-cell>
          <table:table-cell table:number-columns-repeated="4"/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093" calcext:value-type="percentage">
            <text:p>0,93%</text:p>
          </table:table-cell>
          <table:table-cell table:number-columns-repeated="4"/>
          <table:table-cell office:value-type="string" calcext:value-type="string">
            <text:p>Saheart_4</text:p>
          </table:table-cell>
          <table:table-cell office:value-type="percentage" office:value="0.2725" calcext:value-type="percentage">
            <text:p>27,25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table:number-columns-repeated="4"/>
          <table:table-cell office:value-type="string" calcext:value-type="string">
            <text:p>Saheart_5</text:p>
          </table:table-cell>
          <table:table-cell office:value-type="percentage" office:value="0.2667" calcext:value-type="percentage">
            <text:p>26,67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85" calcext:value-type="percentage">
            <text:p>6,85%</text:p>
          </table:table-cell>
          <table:table-cell table:number-columns-repeated="4"/>
          <table:table-cell office:value-type="string" calcext:value-type="string">
            <text:p>Saheart_6</text:p>
          </table:table-cell>
          <table:table-cell office:value-type="percentage" office:value="0.3116" calcext:value-type="percentage">
            <text:p>31,16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54" calcext:value-type="percentage">
            <text:p>6,54%</text:p>
          </table:table-cell>
          <table:table-cell table:number-columns-repeated="4"/>
          <table:table-cell office:value-type="string" calcext:value-type="string">
            <text:p>Saheart_7</text:p>
          </table:table-cell>
          <table:table-cell office:value-type="percentage" office:value="0.2971" calcext:value-type="percentage">
            <text:p>29,71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6" calcext:value-type="percentage">
            <text:p>6,60%</text:p>
          </table:table-cell>
          <table:table-cell table:number-columns-repeated="4"/>
          <table:table-cell office:value-type="string" calcext:value-type="string">
            <text:p>Saheart_8</text:p>
          </table:table-cell>
          <table:table-cell office:value-type="percentage" office:value="0.2848" calcext:value-type="percentage">
            <text:p>28,48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2" calcext:value-type="percentage">
            <text:p>4,20%</text:p>
          </table:table-cell>
          <table:table-cell table:number-columns-repeated="4"/>
          <table:table-cell office:value-type="string" calcext:value-type="string">
            <text:p>Saheart_9</text:p>
          </table:table-cell>
          <table:table-cell office:value-type="percentage" office:value="0.2826" calcext:value-type="percentage">
            <text:p>28,26%</text:p>
          </table:table-cell>
          <table:table-cell/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9" calcext:value-type="percentage">
            <text:p>7,90%</text:p>
          </table:table-cell>
          <table:table-cell table:number-columns-repeated="4"/>
          <table:table-cell office:value-type="string" calcext:value-type="string">
            <text:p>Saheart_10</text:p>
          </table:table-cell>
          <table:table-cell office:value-type="percentage" office:value="0.3007" calcext:value-type="percentage">
            <text:p>30,07%</text:p>
          </table:table-cell>
          <table:table-cell/>
          <table:table-cell table:style-name="ce55"/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93:.B102])" office:value-type="percentage" office:value="0.06432" calcext:value-type="percentage">
            <text:p>6,43%</text:p>
          </table:table-cell>
          <table:table-cell table:style-name="ce48" table:formula="of:=AVERAGE([.C93:.C102])" office:value-type="string" office:string-value="" calcext:value-type="error">
            <text:p>#DIV/0!</text:p>
          </table:table-cell>
          <table:table-cell table:style-name="ce48" table:formula="of:=AVERAGE([.D93:.D102])" office:value-type="string" office:string-value="" calcext:value-type="error">
            <text:p>#DIV/0!</text:p>
          </table:table-cell>
          <table:table-cell table:style-name="ce48" table:formula="of:=AVERAGE([.E93:.E102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93:.H102])" office:value-type="percentage" office:value="0.30015" calcext:value-type="percentage">
            <text:p>30,01%</text:p>
          </table:table-cell>
          <table:table-cell table:style-name="ce48" table:formula="of:=AVERAGE([.I93:.I102])" office:value-type="string" office:string-value="" calcext:value-type="error">
            <text:p>#DIV/0!</text:p>
          </table:table-cell>
          <table:table-cell table:style-name="ce48" table:formula="of:=AVERAGE([.J93:.J102])" office:value-type="string" office:string-value="" calcext:value-type="error">
            <text:p>#DIV/0!</text:p>
          </table:table-cell>
          <table:table-cell table:style-name="ce48" table:formula="of:=AVERAGE([.K93:.K102])" office:value-type="string" office:string-value="" calcext:value-type="error">
            <text:p>#DIV/0!</text:p>
          </table:table-cell>
          <table:table-cell table:style-name="ce48" table:number-columns-repeated="16369"/>
        </table:table-row>
        <table:table-row table:style-name="ro1">
          <table:table-cell table:number-columns-repeated="6"/>
          <table:table-cell table:style-name="ce54" table:number-columns-repeated="6"/>
          <table:table-cell table:number-columns-repeated="16368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50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817" calcext:value-type="percentage">
            <text:p>28,17%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office:value-type="percentage" office:value="0.5188" calcext:value-type="percentage">
            <text:p>51,88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8" calcext:value-type="percentage">
            <text:p>28,00%</text:p>
          </table:table-cell>
          <table:table-cell table:number-columns-repeated="4"/>
          <table:table-cell office:value-type="string" calcext:value-type="string">
            <text:p>Spiral_2</text:p>
          </table:table-cell>
          <table:table-cell office:value-type="percentage" office:value="0.4812" calcext:value-type="percentage">
            <text:p>48,12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083" calcext:value-type="percentage">
            <text:p>40,83%</text:p>
          </table:table-cell>
          <table:table-cell table:number-columns-repeated="4"/>
          <table:table-cell office:value-type="string" calcext:value-type="string">
            <text:p>Spiral_3</text:p>
          </table:table-cell>
          <table:table-cell office:value-type="percentage" office:value="0.4843" calcext:value-type="percentage">
            <text:p>48,43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33" calcext:value-type="percentage">
            <text:p>27,33%</text:p>
          </table:table-cell>
          <table:table-cell table:number-columns-repeated="4"/>
          <table:table-cell office:value-type="string" calcext:value-type="string">
            <text:p>Spiral_4</text:p>
          </table:table-cell>
          <table:table-cell office:value-type="percentage" office:value="0.4685" calcext:value-type="percentage">
            <text:p>46,85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17" calcext:value-type="percentage">
            <text:p>24,17%</text:p>
          </table:table-cell>
          <table:table-cell table:number-columns-repeated="4"/>
          <table:table-cell office:value-type="string" calcext:value-type="string">
            <text:p>Spiral_5</text:p>
          </table:table-cell>
          <table:table-cell office:value-type="percentage" office:value="0.4865" calcext:value-type="percentage">
            <text:p>48,65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25" calcext:value-type="percentage">
            <text:p>32,50%</text:p>
          </table:table-cell>
          <table:table-cell table:number-columns-repeated="4"/>
          <table:table-cell office:value-type="string" calcext:value-type="string">
            <text:p>Spiral_6</text:p>
          </table:table-cell>
          <table:table-cell office:value-type="percentage" office:value="0.5143" calcext:value-type="percentage">
            <text:p>51,43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"/>
          <table:table-cell office:value-type="string" calcext:value-type="string">
            <text:p>Spiral_7</text:p>
          </table:table-cell>
          <table:table-cell office:value-type="percentage" office:value="0.4685" calcext:value-type="percentage">
            <text:p>46,85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33" calcext:value-type="percentage">
            <text:p>14,33%</text:p>
          </table:table-cell>
          <table:table-cell table:number-columns-repeated="4"/>
          <table:table-cell office:value-type="string" calcext:value-type="string">
            <text:p>Spiral_8</text:p>
          </table:table-cell>
          <table:table-cell office:value-type="percentage" office:value="0.4847" calcext:value-type="percentage">
            <text:p>48,47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117" calcext:value-type="percentage">
            <text:p>21,17%</text:p>
          </table:table-cell>
          <table:table-cell table:number-columns-repeated="4"/>
          <table:table-cell office:value-type="string" calcext:value-type="string">
            <text:p>Spiral_9</text:p>
          </table:table-cell>
          <table:table-cell office:value-type="percentage" office:value="0.4838" calcext:value-type="percentage">
            <text:p>48,38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25" calcext:value-type="percentage">
            <text:p>22,50%</text:p>
          </table:table-cell>
          <table:table-cell table:number-columns-repeated="4"/>
          <table:table-cell office:value-type="string" calcext:value-type="string">
            <text:p>Spiral_10</text:p>
          </table:table-cell>
          <table:table-cell office:value-type="percentage" office:value="0.5203" calcext:value-type="percentage">
            <text:p>52,03%</text:p>
          </table:table-cell>
          <table:table-cell table:number-columns-repeated="3"/>
          <table:table-cell table:style-name="ce53"/>
          <table:table-cell table:number-columns-repeated="16368"/>
        </table:table-row>
        <table:table-row table:style-name="ro1">
          <table:table-cell table:style-name="ce46"/>
          <table:table-cell table:style-name="ce46" table:formula="of:=AVERAGE([.B106:.B115])" office:value-type="percentage" office:value="0.26167" calcext:value-type="percentage">
            <text:p>26,17%</text:p>
          </table:table-cell>
          <table:table-cell table:style-name="ce46" table:formula="of:=AVERAGE([.C106:.C115])" office:value-type="string" office:string-value="" calcext:value-type="error">
            <text:p>#DIV/0!</text:p>
          </table:table-cell>
          <table:table-cell table:style-name="ce46" table:formula="of:=AVERAGE([.D106:.D115])" office:value-type="string" office:string-value="" calcext:value-type="error">
            <text:p>#DIV/0!</text:p>
          </table:table-cell>
          <table:table-cell table:style-name="ce46" table:formula="of:=AVERAGE([.E106:.E115])" office:value-type="string" office:string-value="" calcext:value-type="error">
            <text:p>#DIV/0!</text:p>
          </table:table-cell>
          <table:table-cell table:style-name="ce46" table:number-columns-repeated="2"/>
          <table:table-cell table:style-name="ce46" table:formula="of:=AVERAGE([.H106:.H115])" office:value-type="percentage" office:value="0.49109" calcext:value-type="percentage">
            <text:p>49,11%</text:p>
          </table:table-cell>
          <table:table-cell table:style-name="ce46" table:formula="of:=AVERAGE([.I106:.I115])" office:value-type="string" office:string-value="" calcext:value-type="error">
            <text:p>#DIV/0!</text:p>
          </table:table-cell>
          <table:table-cell table:style-name="ce46" table:formula="of:=AVERAGE([.J106:.J115])" office:value-type="string" office:string-value="" calcext:value-type="error">
            <text:p>#DIV/0!</text:p>
          </table:table-cell>
          <table:table-cell table:style-name="ce46" table:formula="of:=AVERAGE([.K106:.K115])" office:value-type="string" office:string-value="" calcext:value-type="error">
            <text:p>#DIV/0!</text:p>
          </table:table-cell>
          <table:table-cell table:style-name="ce56"/>
          <table:table-cell table:style-name="ce46" table:number-columns-repeated="16368"/>
        </table:table-row>
        <table:table-row table:style-name="ro1">
          <table:table-cell table:number-columns-repeated="4"/>
          <table:table-cell table:formula="of:=STDEV([.E106:.E115])" office:value-type="string" office:string-value="" calcext:value-type="error">
            <text:p>#DIV/0!</text:p>
          </table:table-cell>
          <table:table-cell table:number-columns-repeated="5"/>
          <table:table-cell table:formula="of:=STDEV([.K106:.K11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50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table:number-columns-repeated="5"/>
          <table:table-cell office:value-type="string" calcext:value-type="string">
            <text:p>Wdbc_1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2</text:p>
          </table:table-cell>
          <table:table-cell table:number-columns-repeated="5"/>
          <table:table-cell office:value-type="string" calcext:value-type="string">
            <text:p>Wdbc_2</text:p>
          </table:table-cell>
          <table:table-cell office:value-type="percentage" office:value="0.044" calcext:value-type="percentage">
            <text:p>4,4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5"/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5"/>
          <table:table-cell office:value-type="string" calcext:value-type="string">
            <text:p>Wdbc_4</text:p>
          </table:table-cell>
          <table:table-cell office:value-type="percentage" office:value="0.0595" calcext:value-type="percentage">
            <text:p>5,95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5</text:p>
          </table:table-cell>
          <table:table-cell table:number-columns-repeated="5"/>
          <table:table-cell office:value-type="string" calcext:value-type="string">
            <text:p>Wdbc_5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6</text:p>
          </table:table-cell>
          <table:table-cell table:number-columns-repeated="5"/>
          <table:table-cell office:value-type="string" calcext:value-type="string">
            <text:p>Wdbc_6</text:p>
          </table:table-cell>
          <table:table-cell office:value-type="percentage" office:value="0.0464" calcext:value-type="percentage">
            <text:p>4,6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7</text:p>
          </table:table-cell>
          <table:table-cell table:number-columns-repeated="5"/>
          <table:table-cell office:value-type="string" calcext:value-type="string">
            <text:p>Wdbc_7</text:p>
          </table:table-cell>
          <table:table-cell office:value-type="percentage" office:value="0.1208" calcext:value-type="percentage">
            <text:p>12,0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5"/>
          <table:table-cell office:value-type="string" calcext:value-type="string">
            <text:p>Wdbc_8</text:p>
          </table:table-cell>
          <table:table-cell office:value-type="percentage" office:value="0.069" calcext:value-type="percentage">
            <text:p>6,9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9</text:p>
          </table:table-cell>
          <table:table-cell table:number-columns-repeated="5"/>
          <table:table-cell office:value-type="string" calcext:value-type="string">
            <text:p>Wdbc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e_10</text:p>
          </table:table-cell>
          <table:table-cell table:number-columns-repeated="5"/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19:.B128])" office:value-type="string" office:string-value="" calcext:value-type="error">
            <text:p>#DIV/0!</text:p>
          </table:table-cell>
          <table:table-cell table:style-name="ce46" table:formula="of:=AVERAGE([.C119:.C128])" office:value-type="string" office:string-value="" calcext:value-type="error">
            <text:p>#DIV/0!</text:p>
          </table:table-cell>
          <table:table-cell table:style-name="ce46" table:formula="of:=AVERAGE([.D119:.D128])" office:value-type="string" office:string-value="" calcext:value-type="error">
            <text:p>#DIV/0!</text:p>
          </table:table-cell>
          <table:table-cell table:style-name="ce46" table:formula="of:=AVERAGE([.E119:.E128])" office:value-type="string" office:string-value="" calcext:value-type="error">
            <text:p>#DIV/0!</text:p>
          </table:table-cell>
          <table:table-cell table:style-name="ce46" table:number-columns-repeated="2"/>
          <table:table-cell table:style-name="ce46" table:formula="of:=AVERAGE([.H119:.H128])" office:value-type="percentage" office:value="0.07094" calcext:value-type="percentage">
            <text:p>7,09%</text:p>
          </table:table-cell>
          <table:table-cell table:style-name="ce46" table:formula="of:=AVERAGE([.I119:.I128])" office:value-type="string" office:string-value="" calcext:value-type="error">
            <text:p>#DIV/0!</text:p>
          </table:table-cell>
          <table:table-cell table:style-name="ce46" table:formula="of:=AVERAGE([.J119:.J128])" office:value-type="string" office:string-value="" calcext:value-type="error">
            <text:p>#DIV/0!</text:p>
          </table:table-cell>
          <table:table-cell table:style-name="ce46" table:formula="of:=AVERAGE([.K119:.K128])" office:value-type="string" office:string-value="" calcext:value-type="error">
            <text:p>#DIV/0!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19:.E128])" office:value-type="string" office:string-value="" calcext:value-type="error">
            <text:p>#DIV/0!</text:p>
          </table:table-cell>
          <table:table-cell table:number-columns-repeated="5"/>
          <table:table-cell table:formula="of:=STDEV([.K119:.K12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608" calcext:value-type="percentage">
            <text:p>16,08%</text:p>
          </table:table-cell>
          <table:table-cell table:number-columns-repeated="4"/>
          <table:table-cell office:value-type="string" calcext:value-type="string">
            <text:p>z_f_s_1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02" calcext:value-type="percentage">
            <text:p>20,20%</text:p>
          </table:table-cell>
          <table:table-cell table:number-columns-repeated="4"/>
          <table:table-cell office:value-type="string" calcext:value-type="string">
            <text:p>z_f_s_2</text:p>
          </table:table-cell>
          <table:table-cell office:value-type="percentage" office:value="0.0989" calcext:value-type="percentage">
            <text:p>9,8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686" calcext:value-type="percentage">
            <text:p>16,86%</text:p>
          </table:table-cell>
          <table:table-cell table:number-columns-repeated="4"/>
          <table:table-cell office:value-type="string" calcext:value-type="string">
            <text:p>z_f_s_3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686" calcext:value-type="percentage">
            <text:p>6,86%</text:p>
          </table:table-cell>
          <table:table-cell table:number-columns-repeated="4"/>
          <table:table-cell office:value-type="string" calcext:value-type="string">
            <text:p>z_f_s_4</text:p>
          </table:table-cell>
          <table:table-cell office:value-type="percentage" office:value="0.0967" calcext:value-type="percentage">
            <text:p>9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118" calcext:value-type="percentage">
            <text:p>11,18%</text:p>
          </table:table-cell>
          <table:table-cell table:number-columns-repeated="4"/>
          <table:table-cell office:value-type="string" calcext:value-type="string">
            <text:p>z_f_s_5</text:p>
          </table:table-cell>
          <table:table-cell office:value-type="percentage" office:value="0.0967" calcext:value-type="percentage">
            <text:p>9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706" calcext:value-type="percentage">
            <text:p>7,06%</text:p>
          </table:table-cell>
          <table:table-cell table:number-columns-repeated="4"/>
          <table:table-cell office:value-type="string" calcext:value-type="string">
            <text:p>z_f_s_6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157" calcext:value-type="percentage">
            <text:p>11,57%</text:p>
          </table:table-cell>
          <table:table-cell table:number-columns-repeated="4"/>
          <table:table-cell office:value-type="string" calcext:value-type="string">
            <text:p>z_f_s_7</text:p>
          </table:table-cell>
          <table:table-cell office:value-type="percentage" office:value="0.1122" calcext:value-type="percentage">
            <text:p>11,2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353" calcext:value-type="percentage">
            <text:p>13,53%</text:p>
          </table:table-cell>
          <table:table-cell table:number-columns-repeated="4"/>
          <table:table-cell office:value-type="string" calcext:value-type="string">
            <text:p>z_f_s_8</text:p>
          </table:table-cell>
          <table:table-cell office:value-type="percentage" office:value="0.1311" calcext:value-type="percentage">
            <text:p>13,1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59" calcext:value-type="percentage">
            <text:p>10,59%</text:p>
          </table:table-cell>
          <table:table-cell table:number-columns-repeated="4"/>
          <table:table-cell office:value-type="string" calcext:value-type="string">
            <text:p>z_f_s_9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number-columns-repeated="4"/>
          <table:table-cell office:value-type="string" calcext:value-type="string">
            <text:p>z_f_s_10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32:.B141])" office:value-type="percentage" office:value="0.12511" calcext:value-type="percentage">
            <text:p>12,51%</text:p>
          </table:table-cell>
          <table:table-cell table:style-name="ce46" table:formula="of:=AVERAGE([.C132:.C141])" office:value-type="string" office:string-value="" calcext:value-type="error">
            <text:p>#DIV/0!</text:p>
          </table:table-cell>
          <table:table-cell table:style-name="ce46" table:formula="of:=AVERAGE([.D132:.D141])" office:value-type="string" office:string-value="" calcext:value-type="error">
            <text:p>#DIV/0!</text:p>
          </table:table-cell>
          <table:table-cell table:style-name="ce46" table:formula="of:=AVERAGE([.E132:.E141])" office:value-type="string" office:string-value="" calcext:value-type="error">
            <text:p>#DIV/0!</text:p>
          </table:table-cell>
          <table:table-cell table:style-name="ce46" table:number-columns-repeated="2"/>
          <table:table-cell table:style-name="ce46" table:formula="of:=AVERAGE([.H132:.H141])" office:value-type="percentage" office:value="0.12266" calcext:value-type="percentage">
            <text:p>12,27%</text:p>
          </table:table-cell>
          <table:table-cell table:style-name="ce46" table:formula="of:=AVERAGE([.I132:.I141])" office:value-type="string" office:string-value="" calcext:value-type="error">
            <text:p>#DIV/0!</text:p>
          </table:table-cell>
          <table:table-cell table:style-name="ce46" table:formula="of:=AVERAGE([.J132:.J141])" office:value-type="string" office:string-value="" calcext:value-type="error">
            <text:p>#DIV/0!</text:p>
          </table:table-cell>
          <table:table-cell table:style-name="ce46" table:formula="of:=AVERAGE([.K132:.K141])" office:value-type="string" office:string-value="" calcext:value-type="error">
            <text:p>#DIV/0!</text:p>
          </table:table-cell>
          <table:table-cell table:style-name="ce46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table:number-columns-repeated="4"/>
          <table:table-cell office:value-type="string" calcext:value-type="string">
            <text:p>ZO_NF_S_1</text:p>
          </table:table-cell>
          <table:table-cell office:value-type="percentage" office:value="0.092" calcext:value-type="percentage">
            <text:p>9,2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table:number-columns-repeated="4"/>
          <table:table-cell office:value-type="string" calcext:value-type="string">
            <text:p>ZO_NF_S_2</text:p>
          </table:table-cell>
          <table:table-cell office:value-type="percentage" office:value="0.0807" calcext:value-type="percentage">
            <text:p>8,0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367" calcext:value-type="percentage">
            <text:p>3,67%</text:p>
          </table:table-cell>
          <table:table-cell table:number-columns-repeated="4"/>
          <table:table-cell office:value-type="string" calcext:value-type="string">
            <text:p>ZO_NF_S_3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" calcext:value-type="percentage">
            <text:p>0,00%</text:p>
          </table:table-cell>
          <table:table-cell table:number-columns-repeated="4"/>
          <table:table-cell office:value-type="string" calcext:value-type="string">
            <text:p>ZO_NF_S_4</text:p>
          </table:table-cell>
          <table:table-cell office:value-type="percentage" office:value="0.1213" calcext:value-type="percentage">
            <text:p>12,1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" calcext:value-type="percentage">
            <text:p>0,00%</text:p>
          </table:table-cell>
          <table:table-cell table:number-columns-repeated="4"/>
          <table:table-cell office:value-type="string" calcext:value-type="string">
            <text:p>ZO_NF_S_5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table:number-columns-repeated="4"/>
          <table:table-cell office:value-type="string" calcext:value-type="string">
            <text:p>ZO_NF_S_6</text:p>
          </table:table-cell>
          <table:table-cell office:value-type="percentage" office:value="0.106" calcext:value-type="percentage">
            <text:p>10,6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4"/>
          <table:table-cell office:value-type="string" calcext:value-type="string">
            <text:p>ZO_NF_S_7</text:p>
          </table:table-cell>
          <table:table-cell office:value-type="percentage" office:value="0.066" calcext:value-type="percentage">
            <text:p>6,6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733" calcext:value-type="percentage">
            <text:p>7,33%</text:p>
          </table:table-cell>
          <table:table-cell table:number-columns-repeated="4"/>
          <table:table-cell office:value-type="string" calcext:value-type="string">
            <text:p>ZO_NF_S_8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567" calcext:value-type="percentage">
            <text:p>5,67%</text:p>
          </table:table-cell>
          <table:table-cell table:number-columns-repeated="4"/>
          <table:table-cell office:value-type="string" calcext:value-type="string">
            <text:p>ZO_NF_S_9</text:p>
          </table:table-cell>
          <table:table-cell office:value-type="percentage" office:value="0.1187" calcext:value-type="percentage">
            <text:p>11,8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33" calcext:value-type="percentage">
            <text:p>0,33%</text:p>
          </table:table-cell>
          <table:table-cell table:number-columns-repeated="4"/>
          <table:table-cell office:value-type="string" calcext:value-type="string">
            <text:p>ZO_NF_S_10</text:p>
          </table:table-cell>
          <table:table-cell office:value-type="percentage" office:value="0.1573" calcext:value-type="percentage">
            <text:p>15,73%</text:p>
          </table:table-cell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45:.B154])" office:value-type="percentage" office:value="0.09133" calcext:value-type="percentage">
            <text:p>9,13%</text:p>
          </table:table-cell>
          <table:table-cell table:style-name="ce46" table:formula="of:=AVERAGE([.C145:.C154])" office:value-type="string" office:string-value="" calcext:value-type="error">
            <text:p>#DIV/0!</text:p>
          </table:table-cell>
          <table:table-cell table:style-name="ce46" table:formula="of:=AVERAGE([.D145:.D154])" office:value-type="string" office:string-value="" calcext:value-type="error">
            <text:p>#DIV/0!</text:p>
          </table:table-cell>
          <table:table-cell table:style-name="ce46" table:formula="of:=AVERAGE([.E145:.E154])" office:value-type="string" office:string-value="" calcext:value-type="error">
            <text:p>#DIV/0!</text:p>
          </table:table-cell>
          <table:table-cell table:style-name="ce46" table:number-columns-repeated="2"/>
          <table:table-cell table:style-name="ce46" table:formula="of:=AVERAGE([.H145:.H154])" office:value-type="percentage" office:value="0.11006" calcext:value-type="percentage">
            <text:p>11,01%</text:p>
          </table:table-cell>
          <table:table-cell table:style-name="ce46" table:formula="of:=AVERAGE([.I145:.I154])" office:value-type="string" office:string-value="" calcext:value-type="error">
            <text:p>#DIV/0!</text:p>
          </table:table-cell>
          <table:table-cell table:style-name="ce46" table:formula="of:=AVERAGE([.J145:.J154])" office:value-type="string" office:string-value="" calcext:value-type="error">
            <text:p>#DIV/0!</text:p>
          </table:table-cell>
          <table:table-cell table:style-name="ce46" table:formula="of:=AVERAGE([.K145:.K154])" office:value-type="string" office:string-value="" calcext:value-type="error">
            <text:p>#DIV/0!</text:p>
          </table:table-cell>
          <table:table-cell table:style-name="ce46" table:number-columns-repeated="16369"/>
        </table:table-row>
        <table:table-row table:style-name="ro1">
          <table:table-cell table:style-name="ce46" table:number-columns-repeated="4"/>
          <table:table-cell table:style-name="ce46" table:formula="of:=COM.MICROSOFT.STDEV.S([.E145:.E154])" office:value-type="string" office:string-value="" calcext:value-type="error">
            <text:p>#DIV/0!</text:p>
          </table:table-cell>
          <table:table-cell table:style-name="ce46" table:number-columns-repeated="5"/>
          <table:table-cell table:style-name="ce46" table:formula="of:=STDEV([.K145:.K154])" office:value-type="string" office:string-value="" calcext:value-type="error">
            <text:p>#DIV/0!</text:p>
          </table:table-cell>
          <table:table-cell table:style-name="ce46"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3" calcext:value-type="percentage">
            <text:p>31,30%</text:p>
          </table:table-cell>
          <table:table-cell table:number-columns-repeated="4"/>
          <table:table-cell office:value-type="string" calcext:value-type="string">
            <text:p>Cleveland_1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" calcext:value-type="percentage">
            <text:p>30,00%</text:p>
          </table:table-cell>
          <table:table-cell table:number-columns-repeated="4"/>
          <table:table-cell office:value-type="string" calcext:value-type="string">
            <text:p>Cleveland_2</text:p>
          </table:table-cell>
          <table:table-cell office:value-type="percentage" office:value="0.4517" calcext:value-type="percentage">
            <text:p>45,1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667" calcext:value-type="percentage">
            <text:p>46,67%</text:p>
          </table:table-cell>
          <table:table-cell table:number-columns-repeated="4"/>
          <table:table-cell office:value-type="string" calcext:value-type="string">
            <text:p>Cleveland_3</text:p>
          </table:table-cell>
          <table:table-cell office:value-type="percentage" office:value="0.5103" calcext:value-type="percentage">
            <text:p>51,0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278" calcext:value-type="percentage">
            <text:p>32,78%</text:p>
          </table:table-cell>
          <table:table-cell table:number-columns-repeated="4"/>
          <table:table-cell office:value-type="string" calcext:value-type="string">
            <text:p>Cleveland_4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3" calcext:value-type="percentage">
            <text:p>46,30%</text:p>
          </table:table-cell>
          <table:table-cell table:number-columns-repeated="4"/>
          <table:table-cell office:value-type="string" calcext:value-type="string">
            <text:p>Cleveland_5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87" calcext:value-type="percentage">
            <text:p>37,87%</text:p>
          </table:table-cell>
          <table:table-cell table:number-columns-repeated="4"/>
          <table:table-cell office:value-type="string" calcext:value-type="string">
            <text:p>Cleveland_6</text:p>
          </table:table-cell>
          <table:table-cell office:value-type="percentage" office:value="0.3724" calcext:value-type="percentage">
            <text:p>37,2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204" calcext:value-type="percentage">
            <text:p>32,04%</text:p>
          </table:table-cell>
          <table:table-cell table:number-columns-repeated="4"/>
          <table:table-cell office:value-type="string" calcext:value-type="string">
            <text:p>Cleveland_7</text:p>
          </table:table-cell>
          <table:table-cell office:value-type="percentage" office:value="0.4426" calcext:value-type="percentage">
            <text:p>44,26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954" calcext:value-type="percentage">
            <text:p>29,54%</text:p>
          </table:table-cell>
          <table:table-cell table:number-columns-repeated="4"/>
          <table:table-cell office:value-type="string" calcext:value-type="string">
            <text:p>Cleveland_8</text:p>
          </table:table-cell>
          <table:table-cell office:value-type="percentage" office:value="0.4977" calcext:value-type="percentage">
            <text:p>49,7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787" calcext:value-type="percentage">
            <text:p>27,87%</text:p>
          </table:table-cell>
          <table:table-cell table:number-columns-repeated="4"/>
          <table:table-cell office:value-type="string" calcext:value-type="string">
            <text:p>Cleveland_9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028" calcext:value-type="percentage">
            <text:p>40,28%</text:p>
          </table:table-cell>
          <table:table-cell table:number-columns-repeated="4"/>
          <table:table-cell office:value-type="string" calcext:value-type="string">
            <text:p>Cleveland_10</text:p>
          </table:table-cell>
          <table:table-cell office:value-type="percentage" office:value="0.5345" calcext:value-type="percentage">
            <text:p>53,45%</text:p>
          </table:table-cell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58:.B167])" office:value-type="percentage" office:value="0.35465" calcext:value-type="percentage">
            <text:p>35,47%</text:p>
          </table:table-cell>
          <table:table-cell table:style-name="ce46" table:formula="of:=AVERAGE([.C158:.C167])" office:value-type="string" office:string-value="" calcext:value-type="error">
            <text:p>#DIV/0!</text:p>
          </table:table-cell>
          <table:table-cell table:style-name="ce46" table:formula="of:=AVERAGE([.D158:.D167])" office:value-type="string" office:string-value="" calcext:value-type="error">
            <text:p>#DIV/0!</text:p>
          </table:table-cell>
          <table:table-cell table:style-name="ce46" table:formula="of:=AVERAGE([.E158:.E167])" office:value-type="string" office:string-value="" calcext:value-type="error">
            <text:p>#DIV/0!</text:p>
          </table:table-cell>
          <table:table-cell table:style-name="ce46" table:number-columns-repeated="2"/>
          <table:table-cell table:style-name="ce46" table:formula="of:=AVERAGE([.H158:.H167])" office:value-type="percentage" office:value="0.49253" calcext:value-type="percentage">
            <text:p>49,25%</text:p>
          </table:table-cell>
          <table:table-cell table:style-name="ce46" table:formula="of:=AVERAGE([.I158:.I167])" office:value-type="string" office:string-value="" calcext:value-type="error">
            <text:p>#DIV/0!</text:p>
          </table:table-cell>
          <table:table-cell table:style-name="ce46" table:formula="of:=AVERAGE([.J158:.J167])" office:value-type="string" office:string-value="" calcext:value-type="error">
            <text:p>#DIV/0!</text:p>
          </table:table-cell>
          <table:table-cell table:style-name="ce46" table:formula="of:=AVERAGE([.K158:.K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58:.E167])" office:value-type="string" office:string-value="" calcext:value-type="error">
            <text:p>#DIV/0!</text:p>
          </table:table-cell>
          <table:table-cell table:style-name="ce46" table:number-columns-repeated="5"/>
          <table:table-cell table:style-name="ce46" table:formula="of:=STDEV([.K158:.K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33" calcext:value-type="percentage">
            <text:p>28,33%</text:p>
          </table:table-cell>
          <table:table-cell table:number-columns-repeated="4"/>
          <table:table-cell office:value-type="string" calcext:value-type="string">
            <text:p>Regions2_1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table:number-columns-repeated="4"/>
          <table:table-cell office:value-type="string" calcext:value-type="string">
            <text:p>Regions2_2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286" calcext:value-type="percentage">
            <text:p>22,86%</text:p>
          </table:table-cell>
          <table:table-cell table:number-columns-repeated="4"/>
          <table:table-cell office:value-type="string" calcext:value-type="string">
            <text:p>Regions2_3</text:p>
          </table:table-cell>
          <table:table-cell office:value-type="percentage" office:value="0.2188" calcext:value-type="percentage">
            <text:p>21,88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619" calcext:value-type="percentage">
            <text:p>26,19%</text:p>
          </table:table-cell>
          <table:table-cell table:number-columns-repeated="4"/>
          <table:table-cell office:value-type="string" calcext:value-type="string">
            <text:p>Regions2_4</text:p>
          </table:table-cell>
          <table:table-cell office:value-type="percentage" office:value="0.293" calcext:value-type="percentage">
            <text:p>29,3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762" calcext:value-type="percentage">
            <text:p>37,62%</text:p>
          </table:table-cell>
          <table:table-cell table:number-columns-repeated="4"/>
          <table:table-cell office:value-type="string" calcext:value-type="string">
            <text:p>Regions2_5</text:p>
          </table:table-cell>
          <table:table-cell office:value-type="percentage" office:value="0.2602" calcext:value-type="percentage">
            <text:p>26,0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429" calcext:value-type="percentage">
            <text:p>14,29%</text:p>
          </table:table-cell>
          <table:table-cell table:number-columns-repeated="4"/>
          <table:table-cell office:value-type="string" calcext:value-type="string">
            <text:p>Regions2_6</text:p>
          </table:table-cell>
          <table:table-cell office:value-type="percentage" office:value="0.3199" calcext:value-type="percentage">
            <text:p>31,9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167" calcext:value-type="percentage">
            <text:p>21,67%</text:p>
          </table:table-cell>
          <table:table-cell table:number-columns-repeated="4"/>
          <table:table-cell office:value-type="string" calcext:value-type="string">
            <text:p>Regions2_7</text:p>
          </table:table-cell>
          <table:table-cell office:value-type="percentage" office:value="0.2919" calcext:value-type="percentage">
            <text:p>29,1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238" calcext:value-type="percentage">
            <text:p>22,38%</text:p>
          </table:table-cell>
          <table:table-cell table:number-columns-repeated="4"/>
          <table:table-cell office:value-type="string" calcext:value-type="string">
            <text:p>Regions2_8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643" calcext:value-type="percentage">
            <text:p>36,43%</text:p>
          </table:table-cell>
          <table:table-cell table:number-columns-repeated="4"/>
          <table:table-cell office:value-type="string" calcext:value-type="string">
            <text:p>Regions2_9</text:p>
          </table:table-cell>
          <table:table-cell office:value-type="percentage" office:value="0.2124" calcext:value-type="percentage">
            <text:p>21,24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048" calcext:value-type="percentage">
            <text:p>20,48%</text:p>
          </table:table-cell>
          <table:table-cell table:number-columns-repeated="4"/>
          <table:table-cell office:value-type="string" calcext:value-type="string">
            <text:p>Regions2_10</text:p>
          </table:table-cell>
          <table:table-cell office:value-type="percentage" office:value="0.2909" calcext:value-type="percentage">
            <text:p>29,09%</text:p>
          </table:table-cell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71:.B180])" office:value-type="percentage" office:value="0.24835" calcext:value-type="percentage">
            <text:p>24,83%</text:p>
          </table:table-cell>
          <table:table-cell table:style-name="ce46" table:formula="of:=AVERAGE([.C171:.C180])" office:value-type="string" office:string-value="" calcext:value-type="error">
            <text:p>#DIV/0!</text:p>
          </table:table-cell>
          <table:table-cell table:style-name="ce46" table:formula="of:=AVERAGE([.D171:.D180])" office:value-type="string" office:string-value="" calcext:value-type="error">
            <text:p>#DIV/0!</text:p>
          </table:table-cell>
          <table:table-cell table:style-name="ce46" table:formula="of:=AVERAGE([.E171:.E180])" office:value-type="string" office:string-value="" calcext:value-type="error">
            <text:p>#DIV/0!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25817" calcext:value-type="percentage">
            <text:p>25,82%</text:p>
          </table:table-cell>
          <table:table-cell table:style-name="ce46" table:formula="of:=AVERAGE([.I171:.I180])" office:value-type="string" office:string-value="" calcext:value-type="error">
            <text:p>#DIV/0!</text:p>
          </table:table-cell>
          <table:table-cell table:style-name="ce46" table:formula="of:=AVERAGE([.J171:.J180])" office:value-type="string" office:string-value="" calcext:value-type="error">
            <text:p>#DIV/0!</text:p>
          </table:table-cell>
          <table:table-cell table:style-name="ce46" table:formula="of:=AVERAGE([.K171:.K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71:.E180])" office:value-type="string" office:string-value="" calcext:value-type="error">
            <text:p>#DIV/0!</text:p>
          </table:table-cell>
          <table:table-cell table:style-name="Default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802" calcext:value-type="percentage">
            <text:p>48,02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53" calcext:value-type="percentage">
            <text:p>3,53%</text:p>
          </table:table-cell>
          <table:table-cell table:number-columns-repeated="4"/>
          <table:table-cell office:value-type="string" calcext:value-type="string">
            <text:p>Segment_2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7" calcext:value-type="percentage">
            <text:p>3,87%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483" calcext:value-type="percentage">
            <text:p>48,3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4"/>
          <table:table-cell office:value-type="string" calcext:value-type="string">
            <text:p>Segment_4</text:p>
          </table:table-cell>
          <table:table-cell office:value-type="percentage" office:value="0.5211" calcext:value-type="percentage">
            <text:p>52,11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8" calcext:value-type="percentage">
            <text:p>4,80%</text:p>
          </table:table-cell>
          <table:table-cell table:number-columns-repeated="4"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27" calcext:value-type="percentage">
            <text:p>2,27%</text:p>
          </table:table-cell>
          <table:table-cell table:number-columns-repeated="4"/>
          <table:table-cell office:value-type="string" calcext:value-type="string">
            <text:p>Segment_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53" calcext:value-type="percentage">
            <text:p>1,53%</text:p>
          </table:table-cell>
          <table:table-cell table:number-columns-repeated="4"/>
          <table:table-cell office:value-type="string" calcext:value-type="string">
            <text:p>Segment_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73" calcext:value-type="percentage">
            <text:p>0,73%</text:p>
          </table:table-cell>
          <table:table-cell table:number-columns-repeated="4"/>
          <table:table-cell office:value-type="string" calcext:value-type="string">
            <text:p>Segment_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73" calcext:value-type="percentage">
            <text:p>1,73%</text:p>
          </table:table-cell>
          <table:table-cell table:number-columns-repeated="4"/>
          <table:table-cell office:value-type="string" calcext:value-type="string">
            <text:p>Segment_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table:number-columns-repeated="4"/>
          <table:table-cell office:value-type="string" calcext:value-type="string">
            <text:p>Segment_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table:number-columns-repeated="3"/>
          <table:table-cell table:style-name="ce46" table:number-columns-repeated="2"/>
          <table:table-cell table:style-name="ce46" table:formula="of:=AVERAGE([.H183:.H192])" office:value-type="percentage" office:value="0.48905" calcext:value-type="percentage">
            <text:p>48,91%</text:p>
          </table:table-cell>
          <table:table-cell table:style-name="ce46" table:formula="of:=AVERAGE([.I183:.I192])" office:value-type="string" office:string-value="" calcext:value-type="error">
            <text:p>#DIV/0!</text:p>
          </table:table-cell>
          <table:table-cell table:style-name="ce46" table:formula="of:=AVERAGE([.J183:.J192])" office:value-type="string" office:string-value="" calcext:value-type="error">
            <text:p>#DIV/0!</text:p>
          </table:table-cell>
          <table:table-cell table:style-name="ce46" table:formula="of:=AVERAGE([.K183:.K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84:.B193])" office:value-type="percentage" office:value="0.02919" calcext:value-type="percentage">
            <text:p>2,92%</text:p>
          </table:table-cell>
          <table:table-cell table:style-name="ce46" table:formula="of:=AVERAGE([.C184:.C193])" office:value-type="string" office:string-value="" calcext:value-type="error">
            <text:p>#DIV/0!</text:p>
          </table:table-cell>
          <table:table-cell table:style-name="ce46" table:formula="of:=AVERAGE([.D184:.D193])" office:value-type="string" office:string-value="" calcext:value-type="error">
            <text:p>#DIV/0!</text:p>
          </table:table-cell>
          <table:table-cell table:style-name="ce46" table:formula="of:=AVERAGE([.E184:.E193])" office:value-type="string" office:string-value="" calcext:value-type="error">
            <text:p>#DIV/0!</text:p>
          </table:table-cell>
          <table:table-cell table:number-columns-repeated="5"/>
          <table:table-cell table:formula="of:=STDEV([.K183:.K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84:.E193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number-columns-repeated="2"/>
          <table:table-cell table:style-name="ce50" office:value-type="string" calcext:value-type="string">
            <text:p>NOLOCAL</text:p>
          </table:table-cell>
          <table:table-cell table:style-name="ce50" office:value-type="string" calcext:value-type="string">
            <text:p>CROSS</text:p>
          </table:table-cell>
          <table:table-cell table:style-name="ce50" office:value-type="string" calcext:value-type="string">
            <text:p>MUTATE</text:p>
          </table:table-cell>
          <table:table-cell table:style-name="ce50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1582.54" calcext:value-type="float">
            <text:p>1582,54</text:p>
          </table:table-cell>
          <table:table-cell table:style-name="ce49" table:number-columns-repeated="3"/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0.446" calcext:value-type="float">
            <text:p>0,446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office:value-type="float" office:value="1810.98" calcext:value-type="float">
            <text:p>1810,98</text:p>
          </table:table-cell>
          <table:table-cell table:style-name="ce50" table:number-columns-repeated="4"/>
          <table:table-cell table:style-name="ce50" office:value-type="string" calcext:value-type="string">
            <text:p>Airfoil_2</text:p>
          </table:table-cell>
          <table:table-cell table:style-name="ce50" office:value-type="float" office:value="0.4096" calcext:value-type="float">
            <text:p>0,4096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0" office:value-type="string" calcext:value-type="string">
            <text:p>Airfoil_3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5"/>
          <table:table-cell table:style-name="ce50" office:value-type="string" calcext:value-type="string">
            <text:p>Airfoil_4</text:p>
          </table:table-cell>
          <table:table-cell table:style-name="ce50" office:value-type="float" office:value="6.43" calcext:value-type="float">
            <text:p>6,43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5"/>
          <table:table-cell table:style-name="ce50" office:value-type="string" calcext:value-type="string">
            <text:p>Airfoil_5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5"/>
          <table:table-cell table:style-name="ce50" office:value-type="string" calcext:value-type="string">
            <text:p>Airfoil_6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5"/>
          <table:table-cell table:style-name="ce50" office:value-type="string" calcext:value-type="string">
            <text:p>Airfoil_7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5"/>
          <table:table-cell table:style-name="ce50" office:value-type="string" calcext:value-type="string">
            <text:p>Airfoil_8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5"/>
          <table:table-cell table:style-name="ce50" office:value-type="string" calcext:value-type="string">
            <text:p>Airfoil_9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5"/>
          <table:table-cell table:style-name="ce50" office:value-type="string" calcext:value-type="string">
            <text:p>Airfoil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197:.B206])" office:value-type="float" office:value="1696.76" calcext:value-type="float">
            <text:p>1696,76</text:p>
          </table:table-cell>
          <table:table-cell table:style-name="ce49" table:formula="of:=AVERAGE([.C197:.C206])" office:value-type="string" office:string-value="" calcext:value-type="error">
            <text:p>#DIV/0!</text:p>
          </table:table-cell>
          <table:table-cell table:style-name="ce49" table:formula="of:=AVERAGE([.D197:.D206])" office:value-type="string" office:string-value="" calcext:value-type="error">
            <text:p>#DIV/0!</text:p>
          </table:table-cell>
          <table:table-cell table:style-name="ce49" table:formula="of:=AVERAGE([.E197:.E206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197:.H206])" office:value-type="float" office:value="1.94565" calcext:value-type="float">
            <text:p>1,94565</text:p>
          </table:table-cell>
          <table:table-cell table:style-name="ce49" table:formula="of:=AVERAGE([.I197:.I206])" office:value-type="string" office:string-value="" calcext:value-type="error">
            <text:p>#DIV/0!</text:p>
          </table:table-cell>
          <table:table-cell table:style-name="ce49" table:formula="of:=AVERAGE([.J197:.J206])" office:value-type="string" office:string-value="" calcext:value-type="error">
            <text:p>#DIV/0!</text:p>
          </table:table-cell>
          <table:table-cell table:style-name="ce49" table:formula="of:=AVERAGE([.K197:.K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197:.E206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197:.K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1957.96" calcext:value-type="float">
            <text:p>1957,96</text:p>
          </table:table-cell>
          <table:table-cell table:style-name="ce50" table:number-columns-repeated="4"/>
          <table:table-cell table:style-name="ce50" office:value-type="string" calcext:value-type="string">
            <text:p>BK_1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1395.59" calcext:value-type="float">
            <text:p>1395,59</text:p>
          </table:table-cell>
          <table:table-cell table:style-name="ce50" table:number-columns-repeated="4"/>
          <table:table-cell table:style-name="ce50" office:value-type="string" calcext:value-type="string">
            <text:p>BK_2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2005.504" calcext:value-type="float">
            <text:p>2005,504</text:p>
          </table:table-cell>
          <table:table-cell table:style-name="ce50" table:number-columns-repeated="4"/>
          <table:table-cell table:style-name="ce50" office:value-type="string" calcext:value-type="string">
            <text:p>BK_3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2327.14" calcext:value-type="float">
            <text:p>2327,14</text:p>
          </table:table-cell>
          <table:table-cell table:style-name="ce50" table:number-columns-repeated="4"/>
          <table:table-cell table:style-name="ce50" office:value-type="string" calcext:value-type="string">
            <text:p>BK_4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1771.06" calcext:value-type="float">
            <text:p>1771,06</text:p>
          </table:table-cell>
          <table:table-cell table:style-name="ce50" table:number-columns-repeated="4"/>
          <table:table-cell table:style-name="ce50" office:value-type="string" calcext:value-type="string">
            <text:p>BK_5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1020.47" calcext:value-type="float">
            <text:p>1020,47</text:p>
          </table:table-cell>
          <table:table-cell table:style-name="ce50" table:number-columns-repeated="4"/>
          <table:table-cell table:style-name="ce50" office:value-type="string" calcext:value-type="string">
            <text:p>BK_6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0" office:value-type="string" calcext:value-type="string">
            <text:p>BK_7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table:number-columns-repeated="5"/>
          <table:table-cell table:style-name="ce50" office:value-type="string" calcext:value-type="string">
            <text:p>BK_8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table:number-columns-repeated="5"/>
          <table:table-cell table:style-name="ce50" office:value-type="string" calcext:value-type="string">
            <text:p>BK_9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table:number-columns-repeated="5"/>
          <table:table-cell table:style-name="ce50" office:value-type="string" calcext:value-type="string">
            <text:p>BK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10:.B219])" office:value-type="float" office:value="1746.28733333333" calcext:value-type="float">
            <text:p>1746,28733333333</text:p>
          </table:table-cell>
          <table:table-cell table:style-name="ce49" table:formula="of:=AVERAGE([.C210:.C219])" office:value-type="string" office:string-value="" calcext:value-type="error">
            <text:p>#DIV/0!</text:p>
          </table:table-cell>
          <table:table-cell table:style-name="ce49" table:formula="of:=AVERAGE([.D210:.D219])" office:value-type="string" office:string-value="" calcext:value-type="error">
            <text:p>#DIV/0!</text:p>
          </table:table-cell>
          <table:table-cell table:style-name="ce49" table:formula="of:=AVERAGE([.E210:.E219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10:.H219])" office:value-type="string" office:string-value="" calcext:value-type="error">
            <text:p>#DIV/0!</text:p>
          </table:table-cell>
          <table:table-cell table:style-name="ce49" table:formula="of:=AVERAGE([.I210:.I219])" office:value-type="string" office:string-value="" calcext:value-type="error">
            <text:p>#DIV/0!</text:p>
          </table:table-cell>
          <table:table-cell table:style-name="ce49" table:formula="of:=AVERAGE([.J210:.J219])" office:value-type="string" office:string-value="" calcext:value-type="error">
            <text:p>#DIV/0!</text:p>
          </table:table-cell>
          <table:table-cell table:style-name="ce49" table:formula="of:=AVERAGE([.K210:.K219])" office:value-type="string" office:string-value="" calcext:value-type="error">
            <text:p>#DIV/0!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table:style-name="ce50" table:number-columns-repeated="3"/>
          <table:table-cell table:style-name="ce50" table:formula="of:=STDEV([.E210:.E219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10:.K219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table:number-columns-repeated="5"/>
          <table:table-cell table:style-name="ce50" office:value-type="string" calcext:value-type="string">
            <text:p>Concrete_1</text:p>
          </table:table-cell>
          <table:table-cell table:style-name="ce50" office:value-type="float" office:value="0.686" calcext:value-type="float">
            <text:p>0,686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52" table:number-columns-repeated="4"/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0.648" calcext:value-type="float">
            <text:p>0,648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table:number-columns-repeated="5"/>
          <table:table-cell table:style-name="ce50" office:value-type="string" calcext:value-type="string">
            <text:p>Concrete_3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table:number-columns-repeated="5"/>
          <table:table-cell table:style-name="ce50" office:value-type="string" calcext:value-type="string">
            <text:p>Concrete_4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table:number-columns-repeated="5"/>
          <table:table-cell table:style-name="ce50" office:value-type="string" calcext:value-type="string">
            <text:p>Concrete_5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table:number-columns-repeated="5"/>
          <table:table-cell table:style-name="ce50" office:value-type="string" calcext:value-type="string">
            <text:p>Concrete_6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table:number-columns-repeated="5"/>
          <table:table-cell table:style-name="ce50" office:value-type="string" calcext:value-type="string">
            <text:p>Concrete_7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table:number-columns-repeated="5"/>
          <table:table-cell table:style-name="ce50" office:value-type="string" calcext:value-type="string">
            <text:p>Concrete_8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table:number-columns-repeated="5"/>
          <table:table-cell table:style-name="ce50" office:value-type="string" calcext:value-type="string">
            <text:p>Concrete_9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52" table:number-columns-repeated="4"/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23:.B232])" office:value-type="string" office:string-value="" calcext:value-type="error">
            <text:p>#DIV/0!</text:p>
          </table:table-cell>
          <table:table-cell table:style-name="ce49" table:formula="of:=AVERAGE([.C223:.C232])" office:value-type="string" office:string-value="" calcext:value-type="error">
            <text:p>#DIV/0!</text:p>
          </table:table-cell>
          <table:table-cell table:style-name="ce49" table:formula="of:=AVERAGE([.D223:.D232])" office:value-type="string" office:string-value="" calcext:value-type="error">
            <text:p>#DIV/0!</text:p>
          </table:table-cell>
          <table:table-cell table:style-name="ce49" table:formula="of:=AVERAGE([.E223:.E232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23:.H232])" office:value-type="float" office:value="0.667" calcext:value-type="float">
            <text:p>0,667</text:p>
          </table:table-cell>
          <table:table-cell table:style-name="ce49" table:formula="of:=AVERAGE([.I223:.I232])" office:value-type="string" office:string-value="" calcext:value-type="error">
            <text:p>#DIV/0!</text:p>
          </table:table-cell>
          <table:table-cell table:style-name="ce49" table:formula="of:=AVERAGE([.J223:.J232])" office:value-type="string" office:string-value="" calcext:value-type="error">
            <text:p>#DIV/0!</text:p>
          </table:table-cell>
          <table:table-cell table:style-name="ce49" table:formula="of:=AVERAGE([.K223:.K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23:.E232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23:.K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8.02" calcext:value-type="float">
            <text:p>8,02</text:p>
          </table:table-cell>
          <table:table-cell table:style-name="ce50" table:number-columns-repeated="4"/>
          <table:table-cell table:style-name="ce50" office:value-type="string" calcext:value-type="string">
            <text:p>Diabetes_1</text:p>
          </table:table-cell>
          <table:table-cell table:style-name="ce50" office:value-type="float" office:value="2.226" calcext:value-type="float">
            <text:p>2,226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9.52" calcext:value-type="float">
            <text:p>9,52</text:p>
          </table:table-cell>
          <table:table-cell table:style-name="ce50" table:number-columns-repeated="4"/>
          <table:table-cell table:style-name="ce50" office:value-type="string" calcext:value-type="string">
            <text:p>Diabetes_2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10.54" calcext:value-type="float">
            <text:p>10,54</text:p>
          </table:table-cell>
          <table:table-cell table:style-name="ce50" table:number-columns-repeated="4"/>
          <table:table-cell table:style-name="ce50" office:value-type="string" calcext:value-type="string">
            <text:p>Diabetes_3</text:p>
          </table:table-cell>
          <table:table-cell table:style-name="ce50" office:value-type="float" office:value="4.479" calcext:value-type="float">
            <text:p>4,479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7.64" calcext:value-type="float">
            <text:p>7,64</text:p>
          </table:table-cell>
          <table:table-cell table:style-name="ce50" table:number-columns-repeated="4"/>
          <table:table-cell table:style-name="ce50" office:value-type="string" calcext:value-type="string">
            <text:p>Diabetes_4</text:p>
          </table:table-cell>
          <table:table-cell table:style-name="ce50" office:value-type="float" office:value="4.154" calcext:value-type="float">
            <text:p>4,154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0" office:value-type="string" calcext:value-type="string">
            <text:p>Diabetes_5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table:number-columns-repeated="5"/>
          <table:table-cell table:style-name="ce50" office:value-type="string" calcext:value-type="string">
            <text:p>Diabetes_6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table:number-columns-repeated="5"/>
          <table:table-cell table:style-name="ce50" office:value-type="string" calcext:value-type="string">
            <text:p>Diabetes_7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table:number-columns-repeated="5"/>
          <table:table-cell table:style-name="ce50" office:value-type="string" calcext:value-type="string">
            <text:p>Diabetes_8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table:number-columns-repeated="5"/>
          <table:table-cell table:style-name="ce50" office:value-type="string" calcext:value-type="string">
            <text:p>Diabetes_9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table:number-columns-repeated="5"/>
          <table:table-cell table:style-name="ce50" office:value-type="string" calcext:value-type="string">
            <text:p>Diabetes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36:.B245])" office:value-type="float" office:value="8.93" calcext:value-type="float">
            <text:p>8,93</text:p>
          </table:table-cell>
          <table:table-cell table:style-name="ce49" table:formula="of:=AVERAGE([.C236:.C245])" office:value-type="string" office:string-value="" calcext:value-type="error">
            <text:p>#DIV/0!</text:p>
          </table:table-cell>
          <table:table-cell table:style-name="ce49" table:formula="of:=AVERAGE([.D236:.D245])" office:value-type="string" office:string-value="" calcext:value-type="error">
            <text:p>#DIV/0!</text:p>
          </table:table-cell>
          <table:table-cell table:style-name="ce49" table:formula="of:=AVERAGE([.E236:.E245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36:.H245])" office:value-type="float" office:value="3.61966666666667" calcext:value-type="float">
            <text:p>3,61966666666667</text:p>
          </table:table-cell>
          <table:table-cell table:style-name="ce49" table:formula="of:=AVERAGE([.I236:.I245])" office:value-type="string" office:string-value="" calcext:value-type="error">
            <text:p>#DIV/0!</text:p>
          </table:table-cell>
          <table:table-cell table:style-name="ce49" table:formula="of:=AVERAGE([.J236:.J245])" office:value-type="string" office:string-value="" calcext:value-type="error">
            <text:p>#DIV/0!</text:p>
          </table:table-cell>
          <table:table-cell table:style-name="ce49" table:formula="of:=AVERAGE([.K236:.K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36:.E245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36:.K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261.46" calcext:value-type="float">
            <text:p>1261,46</text:p>
          </table:table-cell>
          <table:table-cell table:style-name="ce50" table:number-columns-repeated="4"/>
          <table:table-cell table:style-name="ce50" office:value-type="string" calcext:value-type="string">
            <text:p>FA_1</text:p>
          </table:table-cell>
          <table:table-cell table:style-name="ce50" office:value-type="float" office:value="0.338" calcext:value-type="float">
            <text:p>0,338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860.037" calcext:value-type="float">
            <text:p>860,037</text:p>
          </table:table-cell>
          <table:table-cell table:style-name="ce50" table:number-columns-repeated="4"/>
          <table:table-cell table:style-name="ce50" office:value-type="string" calcext:value-type="string">
            <text:p>FA_2</text:p>
          </table:table-cell>
          <table:table-cell table:style-name="ce50" office:value-type="float" office:value="0.295" calcext:value-type="float">
            <text:p>0,295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0" office:value-type="string" calcext:value-type="string">
            <text:p>FA_3</text:p>
          </table:table-cell>
          <table:table-cell table:style-name="ce50" office:value-type="float" office:value="2.675" calcext:value-type="float">
            <text:p>2,675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5"/>
          <table:table-cell table:style-name="ce50" office:value-type="string" calcext:value-type="string">
            <text:p>FA_4</text:p>
          </table:table-cell>
          <table:table-cell table:style-name="ce50" office:value-type="float" office:value="6.12" calcext:value-type="float">
            <text:p>6,12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5"/>
          <table:table-cell table:style-name="ce50" office:value-type="string" calcext:value-type="string">
            <text:p>FA_5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5"/>
          <table:table-cell table:style-name="ce50" office:value-type="string" calcext:value-type="string">
            <text:p>FA_6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5"/>
          <table:table-cell table:style-name="ce50" office:value-type="string" calcext:value-type="string">
            <text:p>FA_7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5"/>
          <table:table-cell table:style-name="ce50" office:value-type="string" calcext:value-type="string">
            <text:p>FA_8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5"/>
          <table:table-cell table:style-name="ce50" office:value-type="string" calcext:value-type="string">
            <text:p>FA_9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5"/>
          <table:table-cell table:style-name="ce50" office:value-type="string" calcext:value-type="string">
            <text:p>FA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49:.B258])" office:value-type="float" office:value="1060.7485" calcext:value-type="float">
            <text:p>1060,7485</text:p>
          </table:table-cell>
          <table:table-cell table:style-name="ce49" table:formula="of:=AVERAGE([.C249:.C258])" office:value-type="string" office:string-value="" calcext:value-type="error">
            <text:p>#DIV/0!</text:p>
          </table:table-cell>
          <table:table-cell table:style-name="ce49" table:formula="of:=AVERAGE([.D249:.D258])" office:value-type="string" office:string-value="" calcext:value-type="error">
            <text:p>#DIV/0!</text:p>
          </table:table-cell>
          <table:table-cell table:style-name="ce49" table:formula="of:=AVERAGE([.E249:.E258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49:.H258])" office:value-type="float" office:value="2.357" calcext:value-type="float">
            <text:p>2,357</text:p>
          </table:table-cell>
          <table:table-cell table:style-name="ce49" table:formula="of:=AVERAGE([.I249:.I258])" office:value-type="string" office:string-value="" calcext:value-type="error">
            <text:p>#DIV/0!</text:p>
          </table:table-cell>
          <table:table-cell table:style-name="ce49" table:formula="of:=AVERAGE([.J249:.J258])" office:value-type="string" office:string-value="" calcext:value-type="error">
            <text:p>#DIV/0!</text:p>
          </table:table-cell>
          <table:table-cell table:style-name="ce49" table:formula="of:=AVERAGE([.K249:.K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49:.E258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49:.K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0" office:value-type="string" calcext:value-type="string">
            <text:p>Mortgage_1</text:p>
          </table:table-cell>
          <table:table-cell table:style-name="ce50" office:value-type="float" office:value="7.26" calcext:value-type="float">
            <text:p>7,26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table:number-columns-repeated="5"/>
          <table:table-cell table:style-name="ce50" office:value-type="string" calcext:value-type="string">
            <text:p>Mortgage_2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table:number-columns-repeated="5"/>
          <table:table-cell table:style-name="ce50" office:value-type="string" calcext:value-type="string">
            <text:p>Mortgage_3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table:number-columns-repeated="5"/>
          <table:table-cell table:style-name="ce50" office:value-type="string" calcext:value-type="string">
            <text:p>Mortgage_4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table:number-columns-repeated="5"/>
          <table:table-cell table:style-name="ce50" office:value-type="string" calcext:value-type="string">
            <text:p>Mortgage_5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table:number-columns-repeated="5"/>
          <table:table-cell table:style-name="ce50" office:value-type="string" calcext:value-type="string">
            <text:p>Mortgage_6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table:number-columns-repeated="5"/>
          <table:table-cell table:style-name="ce50" office:value-type="string" calcext:value-type="string">
            <text:p>Mortgage_7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table:number-columns-repeated="5"/>
          <table:table-cell table:style-name="ce50" office:value-type="string" calcext:value-type="string">
            <text:p>Mortgage_8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table:number-columns-repeated="5"/>
          <table:table-cell table:style-name="ce50" office:value-type="string" calcext:value-type="string">
            <text:p>Mortgage_9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50" table:number-columns-repeated="5"/>
          <table:table-cell table:style-name="ce50" office:value-type="string" calcext:value-type="string">
            <text:p>Mortgage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62:.B271])" office:value-type="string" office:string-value="" calcext:value-type="error">
            <text:p>#DIV/0!</text:p>
          </table:table-cell>
          <table:table-cell table:style-name="ce49" table:formula="of:=AVERAGE([.C262:.C271])" office:value-type="string" office:string-value="" calcext:value-type="error">
            <text:p>#DIV/0!</text:p>
          </table:table-cell>
          <table:table-cell table:style-name="ce49" table:formula="of:=AVERAGE([.D262:.D271])" office:value-type="string" office:string-value="" calcext:value-type="error">
            <text:p>#DIV/0!</text:p>
          </table:table-cell>
          <table:table-cell table:style-name="ce49" table:formula="of:=AVERAGE([.E262:.E271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62:.H271])" office:value-type="float" office:value="7.26" calcext:value-type="float">
            <text:p>7,26</text:p>
          </table:table-cell>
          <table:table-cell table:style-name="ce49" table:formula="of:=AVERAGE([.I262:.I271])" office:value-type="string" office:string-value="" calcext:value-type="error">
            <text:p>#DIV/0!</text:p>
          </table:table-cell>
          <table:table-cell table:style-name="ce49" table:formula="of:=AVERAGE([.J262:.J271])" office:value-type="string" office:string-value="" calcext:value-type="error">
            <text:p>#DIV/0!</text:p>
          </table:table-cell>
          <table:table-cell table:style-name="ce49" table:formula="of:=AVERAGE([.K262:.K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number-columns-repeated="3"/>
          <table:table-cell table:style-name="ce49" table:formula="of:=STDEV([.E262:.E271])" office:value-type="string" office:string-value="" calcext:value-type="error">
            <text:p>#DIV/0!</text:p>
          </table:table-cell>
          <table:table-cell table:style-name="ce49" table:number-columns-repeated="5"/>
          <table:table-cell table:style-name="ce49" table:formula="of:=STDEV([.K262:.K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table:number-columns-repeated="5"/>
          <table:table-cell table:style-name="ce50" office:value-type="string" calcext:value-type="string">
            <text:p>PY_1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table:number-columns-repeated="5"/>
          <table:table-cell table:style-name="ce50" office:value-type="string" calcext:value-type="string">
            <text:p>PY_2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table:number-columns-repeated="5"/>
          <table:table-cell table:style-name="ce50" office:value-type="string" calcext:value-type="string">
            <text:p>PY_3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table:number-columns-repeated="5"/>
          <table:table-cell table:style-name="ce50" office:value-type="string" calcext:value-type="string">
            <text:p>PY_4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table:number-columns-repeated="5"/>
          <table:table-cell table:style-name="ce50" office:value-type="string" calcext:value-type="string">
            <text:p>PY_5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table:number-columns-repeated="5"/>
          <table:table-cell table:style-name="ce50" office:value-type="string" calcext:value-type="string">
            <text:p>PY_6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table:number-columns-repeated="5"/>
          <table:table-cell table:style-name="ce50" office:value-type="string" calcext:value-type="string">
            <text:p>PY_7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table:number-columns-repeated="5"/>
          <table:table-cell table:style-name="ce50" office:value-type="string" calcext:value-type="string">
            <text:p>PY_8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table:number-columns-repeated="5"/>
          <table:table-cell table:style-name="ce50" office:value-type="string" calcext:value-type="string">
            <text:p>PY_9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table:number-columns-repeated="5"/>
          <table:table-cell table:style-name="ce50" office:value-type="string" calcext:value-type="string">
            <text:p>PY_10</text:p>
          </table:table-cell>
          <table:table-cell table:style-name="Default" table:number-columns-repeated="2"/>
          <table:table-cell table:style-name="ce50" table:number-columns-repeated="2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75:.B284])" office:value-type="string" office:string-value="" calcext:value-type="error">
            <text:p>#DIV/0!</text:p>
          </table:table-cell>
          <table:table-cell table:style-name="ce49" table:formula="of:=AVERAGE([.C275:.C284])" office:value-type="string" office:string-value="" calcext:value-type="error">
            <text:p>#DIV/0!</text:p>
          </table:table-cell>
          <table:table-cell table:style-name="ce49" table:formula="of:=AVERAGE([.D275:.D284])" office:value-type="string" office:string-value="" calcext:value-type="error">
            <text:p>#DIV/0!</text:p>
          </table:table-cell>
          <table:table-cell table:style-name="ce49" table:formula="of:=AVERAGE([.E275:.E284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75:.H284])" office:value-type="string" office:string-value="" calcext:value-type="error">
            <text:p>#DIV/0!</text:p>
          </table:table-cell>
          <table:table-cell table:style-name="ce49" table:formula="of:=AVERAGE([.I275:.I284])" office:value-type="string" office:string-value="" calcext:value-type="error">
            <text:p>#DIV/0!</text:p>
          </table:table-cell>
          <table:table-cell table:style-name="ce49" table:formula="of:=AVERAGE([.J275:.J284])" office:value-type="string" office:string-value="" calcext:value-type="error">
            <text:p>#DIV/0!</text:p>
          </table:table-cell>
          <table:table-cell table:style-name="ce49" table:formula="of:=AVERAGE([.K275:.K28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75:.E284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75:.K28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table:number-columns-repeated="5"/>
          <table:table-cell table:style-name="ce50" office:value-type="string" calcext:value-type="string">
            <text:p>TREASURY_1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 table:number-columns-repeated="5"/>
          <table:table-cell table:style-name="ce50" office:value-type="string" calcext:value-type="string">
            <text:p>TREASURY_2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 table:number-columns-repeated="5"/>
          <table:table-cell table:style-name="ce50" office:value-type="string" calcext:value-type="string">
            <text:p>TREASURY_3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 table:number-columns-repeated="5"/>
          <table:table-cell table:style-name="ce50" office:value-type="string" calcext:value-type="string">
            <text:p>TREASURY_4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 table:number-columns-repeated="5"/>
          <table:table-cell table:style-name="ce50" office:value-type="string" calcext:value-type="string">
            <text:p>TREASURY_5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 table:number-columns-repeated="5"/>
          <table:table-cell table:style-name="ce50" office:value-type="string" calcext:value-type="string">
            <text:p>TREASURY_6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 table:number-columns-repeated="5"/>
          <table:table-cell table:style-name="ce50" office:value-type="string" calcext:value-type="string">
            <text:p>TREASURY_7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 table:number-columns-repeated="5"/>
          <table:table-cell table:style-name="ce50" office:value-type="string" calcext:value-type="string">
            <text:p>TREASURY_8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 table:number-columns-repeated="5"/>
          <table:table-cell table:style-name="ce50" office:value-type="string" calcext:value-type="string">
            <text:p>TREASURY_9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 table:number-columns-repeated="5"/>
          <table:table-cell table:style-name="ce50" office:value-type="string" calcext:value-type="string">
            <text:p>TREASURY_10</text:p>
          </table:table-cell>
          <table:table-cell table:style-name="ce50" table:number-columns-repeated="4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88:.B297])" office:value-type="string" office:string-value="" calcext:value-type="error">
            <text:p>#DIV/0!</text:p>
          </table:table-cell>
          <table:table-cell table:style-name="ce49" table:formula="of:=AVERAGE([.C288:.C297])" office:value-type="string" office:string-value="" calcext:value-type="error">
            <text:p>#DIV/0!</text:p>
          </table:table-cell>
          <table:table-cell table:style-name="ce49" table:formula="of:=AVERAGE([.D288:.D297])" office:value-type="string" office:string-value="" calcext:value-type="error">
            <text:p>#DIV/0!</text:p>
          </table:table-cell>
          <table:table-cell table:style-name="ce49" table:formula="of:=AVERAGE([.E288:.E297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88:.H297])" office:value-type="string" office:string-value="" calcext:value-type="error">
            <text:p>#DIV/0!</text:p>
          </table:table-cell>
          <table:table-cell table:style-name="ce49" table:formula="of:=AVERAGE([.I288:.I297])" office:value-type="string" office:string-value="" calcext:value-type="error">
            <text:p>#DIV/0!</text:p>
          </table:table-cell>
          <table:table-cell table:style-name="ce49" table:formula="of:=AVERAGE([.J288:.J297])" office:value-type="string" office:string-value="" calcext:value-type="error">
            <text:p>#DIV/0!</text:p>
          </table:table-cell>
          <table:table-cell table:style-name="ce49" table:formula="of:=AVERAGE([.K288:.K29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288:.E297])" office:value-type="string" office:string-value="" calcext:value-type="error">
            <text:p>#DIV/0!</text:p>
          </table:table-cell>
          <table:table-cell table:style-name="Default" table:number-columns-repeated="5"/>
          <table:table-cell table:style-name="Default" table:formula="of:=STDEV([.K288:.K29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MUTATE</text:p>
          </table:table-cell>
          <table:table-cell table:style-name="ce49" office:value-type="string" calcext:value-type="string">
            <text:p>SIMAN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301:.B310])" office:value-type="string" office:string-value="" calcext:value-type="error">
            <text:p>#DIV/0!</text:p>
          </table:table-cell>
          <table:table-cell table:style-name="ce49" table:formula="of:=AVERAGE([.C301:.C310])" office:value-type="string" office:string-value="" calcext:value-type="error">
            <text:p>#DIV/0!</text:p>
          </table:table-cell>
          <table:table-cell table:style-name="ce49" table:formula="of:=AVERAGE([.D301:.D310])" office:value-type="string" office:string-value="" calcext:value-type="error">
            <text:p>#DIV/0!</text:p>
          </table:table-cell>
          <table:table-cell table:style-name="ce49" table:formula="of:=AVERAGE([.E301:.E310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301:.E310])" office:value-type="string" office:string-value="" calcext:value-type="error">
            <text:p>#DIV/0!</text:p>
          </table:table-cell>
          <table:table-cell/>
          <table:table-cell table:style-name="ce46" table:number-columns-repeated="5"/>
          <table:table-cell table:number-columns-repeated="16369"/>
        </table:table-row>
        <table:table-row table:style-name="ro1" table:number-rows-repeated="12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4822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NC_AVERAGES" table:style-name="ta1">
        <table:table-column table:style-name="co5" table:default-cell-style-name="ce61"/>
        <table:table-column table:style-name="co6" table:default-cell-style-name="ce61"/>
        <table:table-column table:style-name="co7" table:number-columns-repeated="2" table:default-cell-style-name="ce61"/>
        <table:table-column table:style-name="co2" table:number-columns-repeated="16380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4"/>
          <table:table-cell table:number-columns-repeated="16378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NOLOCAL</text:p>
          </table:table-cell>
          <table:table-cell table:style-name="ce57" office:value-type="string" calcext:value-type="string">
            <text:p>CROSS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NNCGEN</text:p>
          </table:table-cell>
          <table:table-cell table:style-name="ce57" office:value-type="string" calcext:value-type="string">
            <text:p>MLPGEN</text:p>
          </table:table-cell>
          <table:table-cell table:number-columns-repeated="16378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487" calcext:value-type="percentage">
            <text:p>14,87%</text:p>
          </table:table-cell>
          <table:table-cell table:style-name="ce63" table:number-columns-repeated="3"/>
          <table:table-cell table:style-name="ce63" office:value-type="percentage" office:value="0.24" calcext:value-type="percentage">
            <text:p>24,00%</text:p>
          </table:table-cell>
          <table:table-cell table:style-name="ce66" table:number-columns-repeated="16376"/>
          <table:table-cell table:number-columns-repeated="2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1443" calcext:value-type="percentage">
            <text:p>14,43%</text:p>
          </table:table-cell>
          <table:table-cell table:style-name="ce63" table:number-columns-repeated="3"/>
          <table:table-cell table:style-name="ce63" office:value-type="percentage" office:value="0.4151" calcext:value-type="percentage">
            <text:p>41,5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1996" calcext:value-type="percentage">
            <text:p>19,96%</text:p>
          </table:table-cell>
          <table:table-cell table:style-name="ce63" table:number-columns-repeated="3"/>
          <table:table-cell table:style-name="ce63" office:value-type="percentage" office:value="0.0853" calcext:value-type="percentage">
            <text:p>8,53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3547" calcext:value-type="percentage">
            <text:p>35,47%</text:p>
          </table:table-cell>
          <table:table-cell table:style-name="ce63" table:number-columns-repeated="3"/>
          <table:table-cell table:style-name="ce63" office:value-type="percentage" office:value="0.3609" calcext:value-type="percentage">
            <text:p>36,0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4925" calcext:value-type="percentage">
            <text:p>49,25%</text:p>
          </table:table-cell>
          <table:table-cell table:style-name="ce63" table:number-columns-repeated="3"/>
          <table:table-cell table:style-name="ce63" office:value-type="percentage" office:value="0.6211" calcext:value-type="percentage">
            <text:p>62,1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2089" calcext:value-type="percentage">
            <text:p>20,89%</text:p>
          </table:table-cell>
          <table:table-cell table:style-name="ce63" table:number-columns-repeated="3"/>
          <table:table-cell table:style-name="ce63" office:value-type="percentage" office:value="0.1995" calcext:value-type="percentage">
            <text:p>19,95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5607" calcext:value-type="percentage">
            <text:p>56,07%</text:p>
          </table:table-cell>
          <table:table-cell table:style-name="ce63" table:number-columns-repeated="3"/>
          <table:table-cell table:style-name="ce63" office:value-type="percentage" office:value="0.6664" calcext:value-type="percentage">
            <text:p>66,6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3172" calcext:value-type="percentage">
            <text:p>31,72%</text:p>
          </table:table-cell>
          <table:table-cell table:style-name="ce63" table:number-columns-repeated="3"/>
          <table:table-cell table:style-name="ce63" office:value-type="percentage" office:value="0.4387" calcext:value-type="percentage">
            <text:p>43,87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1554" calcext:value-type="percentage">
            <text:p>15,54%</text:p>
          </table:table-cell>
          <table:table-cell table:style-name="ce63" table:number-columns-repeated="3"/>
          <table:table-cell table:style-name="ce63" office:value-type="percentage" office:value="0.3424" calcext:value-type="percentage">
            <text:p>34,2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0348" calcext:value-type="percentage">
            <text:p>3,48%</text:p>
          </table:table-cell>
          <table:table-cell table:style-name="ce63" table:number-columns-repeated="3"/>
          <table:table-cell table:style-name="ce63" office:value-type="percentage" office:value="0.132" calcext:value-type="percentage">
            <text:p>13,2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123" calcext:value-type="percentage">
            <text:p>11,23%</text:p>
          </table:table-cell>
          <table:table-cell table:style-name="ce63" table:number-columns-repeated="3"/>
          <table:table-cell table:style-name="ce63" office:value-type="percentage" office:value="0.23" calcext:value-type="percentage">
            <text:p>23,0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3239" calcext:value-type="percentage">
            <text:p>32,39%</text:p>
          </table:table-cell>
          <table:table-cell table:style-name="ce63" table:number-columns-repeated="3"/>
          <table:table-cell table:style-name="ce63" office:value-type="percentage" office:value="0.4129" calcext:value-type="percentage">
            <text:p>41,2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2484" calcext:value-type="percentage">
            <text:p>24,84%</text:p>
          </table:table-cell>
          <table:table-cell table:style-name="ce63" table:number-columns-repeated="3"/>
          <table:table-cell table:style-name="ce63" office:value-type="percentage" office:value="0.2864" calcext:value-type="percentage">
            <text:p>28,6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1747" calcext:value-type="percentage">
            <text:p>17,47%</text:p>
          </table:table-cell>
          <table:table-cell table:style-name="ce63" table:number-columns-repeated="3"/>
          <table:table-cell table:style-name="ce63" office:value-type="percentage" office:value="0.2509" calcext:value-type="percentage">
            <text:p>25,0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1258" calcext:value-type="percentage">
            <text:p>12,58%</text:p>
          </table:table-cell>
          <table:table-cell table:style-name="ce63" table:number-columns-repeated="3"/>
          <table:table-cell table:style-name="ce63" office:value-type="percentage" office:value="0.2067" calcext:value-type="percentage">
            <text:p>20,67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277" calcext:value-type="percentage">
            <text:p>27,70%</text:p>
          </table:table-cell>
          <table:table-cell table:style-name="ce63" table:number-columns-repeated="3"/>
          <table:table-cell table:style-name="ce63" office:value-type="percentage" office:value="0.3482" calcext:value-type="percentage">
            <text:p>34,82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643" calcext:value-type="percentage">
            <text:p>6,43%</text:p>
          </table:table-cell>
          <table:table-cell table:style-name="ce63" table:number-columns-repeated="3"/>
          <table:table-cell table:style-name="ce63" office:value-type="percentage" office:value="0.0628" calcext:value-type="percentage">
            <text:p>6,2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2582" calcext:value-type="percentage">
            <text:p>25,82%</text:p>
          </table:table-cell>
          <table:table-cell table:style-name="ce63"/>
          <table:table-cell table:style-name="ce55" table:number-columns-repeated="2"/>
          <table:table-cell table:style-name="ce63" office:value-type="percentage" office:value="0.3145" calcext:value-type="percentage">
            <text:p>31,45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002" calcext:value-type="percentage">
            <text:p>30,02%</text:p>
          </table:table-cell>
          <table:table-cell table:style-name="ce63" table:number-columns-repeated="3"/>
          <table:table-cell table:style-name="ce63" office:value-type="percentage" office:value="0.3468" calcext:value-type="percentage">
            <text:p>34,6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string" calcext:value-type="string">
            <text:p>x</text:p>
          </table:table-cell>
          <table:table-cell table:style-name="ce63" table:number-columns-repeated="3"/>
          <table:table-cell table:style-name="ce63" office:value-type="percentage" office:value="0.5551" calcext:value-type="percentage">
            <text:p>55,5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617" calcext:value-type="percentage">
            <text:p>26,17%</text:p>
          </table:table-cell>
          <table:table-cell table:style-name="ce63" table:number-columns-repeated="3"/>
          <table:table-cell table:style-name="ce63" office:value-type="percentage" office:value="0.285" calcext:value-type="percentage">
            <text:p>28,5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4911" calcext:value-type="percentage">
            <text:p>49,11%</text:p>
          </table:table-cell>
          <table:table-cell table:style-name="ce63" table:number-columns-repeated="3"/>
          <table:table-cell table:style-name="ce63" office:value-type="percentage" office:value="0.48" calcext:value-type="percentage">
            <text:p>48,0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0709" calcext:value-type="percentage">
            <text:p>7,09%</text:p>
          </table:table-cell>
          <table:table-cell table:style-name="ce63" table:number-columns-repeated="3"/>
          <table:table-cell table:style-name="ce63" office:value-type="percentage" office:value="0.1623" calcext:value-type="percentage">
            <text:p>16,23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1251" calcext:value-type="percentage">
            <text:p>12,51%</text:p>
          </table:table-cell>
          <table:table-cell table:style-name="ce63" table:number-columns-repeated="3"/>
          <table:table-cell table:style-name="ce63" office:value-type="percentage" office:value="0.448" calcext:value-type="percentage">
            <text:p>44,8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1227" calcext:value-type="percentage">
            <text:p>12,27%</text:p>
          </table:table-cell>
          <table:table-cell table:style-name="ce63" table:number-columns-repeated="3"/>
          <table:table-cell table:style-name="ce63" office:value-type="percentage" office:value="0.4388" calcext:value-type="percentage">
            <text:p>43,8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1101" calcext:value-type="percentage">
            <text:p>11,01%</text:p>
          </table:table-cell>
          <table:table-cell table:style-name="ce63" table:number-columns-repeated="3"/>
          <table:table-cell table:style-name="ce63" office:value-type="percentage" office:value="0.4669" calcext:value-type="percentage">
            <text:p>46,6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0292" calcext:value-type="percentage">
            <text:p>2,92%</text:p>
          </table:table-cell>
          <table:table-cell table:style-name="ce63" table:number-columns-repeated="3"/>
          <table:table-cell table:style-name="ce63" office:value-type="percentage" office:value="0.0866" calcext:value-type="percentage">
            <text:p>8,66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0913" calcext:value-type="percentage">
            <text:p>9,13%</text:p>
          </table:table-cell>
          <table:table-cell table:style-name="ce63" table:number-columns-repeated="3"/>
          <table:table-cell table:style-name="ce63" office:value-type="percentage" office:value="0.074" calcext:value-type="percentage">
            <text:p>7,40%</text:p>
          </table:table-cell>
          <table:table-cell table:number-columns-repeated="16378"/>
        </table:table-row>
        <table:table-row table:style-name="ro2">
          <table:table-cell table:style-name="ce60"/>
          <table:table-cell table:style-name="ce65" table:formula="of:=AVERAGE([.B3:.B30])" office:value-type="percentage" office:value="0.214951851851852" calcext:value-type="percentage">
            <text:p>21,50%</text:p>
          </table:table-cell>
          <table:table-cell table:style-name="ce65" table:formula="of:=AVERAGE([.C3:.C30])" office:value-type="string" office:string-value="" calcext:value-type="error">
            <text:p>#DIV/0!</text:p>
          </table:table-cell>
          <table:table-cell table:style-name="ce65" table:formula="of:=AVERAGE([.D3:.D30])" office:value-type="string" office:string-value="" calcext:value-type="error">
            <text:p>#DIV/0!</text:p>
          </table:table-cell>
          <table:table-cell table:style-name="ce65" table:formula="of:=AVERAGE([.E3:.E30])" office:value-type="string" office:string-value="" calcext:value-type="error">
            <text:p>#DIV/0!</text:p>
          </table:table-cell>
          <table:table-cell table:style-name="ce65" table:formula="of:=AVERAGE([.F3:.F30])" office:value-type="percentage" office:value="0.319903571428571" calcext:value-type="percentage">
            <text:p>31,99%</text:p>
          </table:table-cell>
          <table:table-cell table:style-name="ce65" table:formula="of:=AVERAGE([.G3:.G30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2"/>
        </table:table-row>
        <table:table-row table:style-name="ro2">
          <table:table-cell table:style-name="ce60"/>
          <table:table-cell table:style-name="ce65"/>
          <table:table-cell table:style-name="ce65" table:formula="of:=([.B31]-[.C31])/[.B31]" office:value-type="string" office:string-value="" calcext:value-type="error">
            <text:p>#DIV/0!</text:p>
          </table:table-cell>
          <table:table-cell table:style-name="ce65" table:formula="of:=([.B31]-[.D31])/[.B31]" office:value-type="string" office:string-value="" calcext:value-type="error">
            <text:p>#DIV/0!</text:p>
          </table:table-cell>
          <table:table-cell table:style-name="ce65" table:formula="of:=([.B31]-[.E31])/[.B31]" office:value-type="string" office:string-value="" calcext:value-type="error">
            <text:p>#DIV/0!</text:p>
          </table:table-cell>
          <table:table-cell table:style-name="ce65" table:formula="of:=([.B31]-[.F31])/[.B31]" office:value-type="percentage" office:value="-0.488256875539988" calcext:value-type="percentage">
            <text:p>-48,83%</text:p>
          </table:table-cell>
          <table:table-cell table:style-name="ce60" table:number-columns-repeated="16376"/>
          <table:table-cell table:style-name="ce34" table:number-columns-repeated="2"/>
        </table:table-row>
        <table:table-row table:style-name="ro1">
          <table:table-cell/>
          <table:table-cell table:style-name="ce57" office:value-type="string" calcext:value-type="string">
            <text:p>REGRESSION DATASETS</text:p>
          </table:table-cell>
          <table:table-cell table:style-name="ce57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RFOIL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K</text:p>
          </table:table-cell>
          <table:table-cell table:formula="of:=30.5734/9" office:value-type="float" office:value="3.39704444444444" calcext:value-type="float">
            <text:p>3,39704444444444</text:p>
          </table:table-cell>
          <table:table-cell table:style-name="ce66" table:number-columns-repeated="3"/>
          <table:table-cell table:style-name="ce66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table:style-name="ce66" table:number-columns-repeated="3"/>
          <table:table-cell table:style-name="ce66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x</text:p>
          </table:table-cell>
          <table:table-cell table:style-name="ce66" table:number-columns-repeated="3"/>
          <table:table-cell table:style-name="ce66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table:style-name="ce66" table:number-columns-repeated="3"/>
          <table:table-cell table:style-name="ce66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RTGAGE</text:p>
          </table:table-cell>
          <table:table-cell/>
          <table:table-cell table:style-name="ce66" table:number-columns-repeated="3"/>
          <table:table-cell table:style-name="ce66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table:style-name="ce66" table:number-columns-repeated="3"/>
          <table:table-cell table:style-name="ce66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</text:p>
          </table:table-cell>
          <table:table-cell/>
          <table:table-cell table:style-name="ce66" table:number-columns-repeated="3"/>
          <table:table-cell table:style-name="ce66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KE</text:p>
          </table:table-cell>
          <table:table-cell/>
          <table:table-cell table:style-name="ce66" table:number-columns-repeated="3"/>
          <table:table-cell table:style-name="ce66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EASURY</text:p>
          </table:table-cell>
          <table:table-cell/>
          <table:table-cell table:style-name="ce66" table:number-columns-repeated="3"/>
          <table:table-cell table:style-name="ce66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ANKARA</text:p>
          </table:table-cell>
          <table:table-cell/>
          <table:table-cell table:style-name="ce66" table:number-columns-repeated="3"/>
          <table:table-cell table:style-name="ce66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style-name="ce60"/>
          <table:table-cell table:style-name="ce60" table:formula="of:=AVERAGE([.B34:.B50])" office:value-type="float" office:value="3.39704444444444" calcext:value-type="float">
            <text:p>3,39704444444444</text:p>
          </table:table-cell>
          <table:table-cell table:style-name="ce60" table:formula="of:=AVERAGE([.C34:.C50])" office:value-type="string" office:string-value="" calcext:value-type="error">
            <text:p>#DIV/0!</text:p>
          </table:table-cell>
          <table:table-cell table:style-name="ce60" table:formula="of:=AVERAGE([.D34:.D50])" office:value-type="string" office:string-value="" calcext:value-type="error">
            <text:p>#DIV/0!</text:p>
          </table:table-cell>
          <table:table-cell table:style-name="ce60" table:formula="of:=AVERAGE([.E34:.E50])" office:value-type="string" office:string-value="" calcext:value-type="error">
            <text:p>#DIV/0!</text:p>
          </table:table-cell>
          <table:table-cell table:style-name="ce60" table:formula="of:=AVERAGE([.F34:.F50])" office:value-type="float" office:value="7.23139229606415" calcext:value-type="float">
            <text:p>7,23139229606415</text:p>
          </table:table-cell>
          <table:table-cell table:style-name="ce60"/>
          <table:table-cell table:style-name="ce34" table:number-columns-repeated="16377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1]-[.C51])/[.B51]" office:value-type="string" office:string-value="" calcext:value-type="error">
            <text:p>#DIV/0!</text:p>
          </table:table-cell>
          <table:table-cell table:style-name="ce67" table:formula="of:=([.B51]-[.D51])/[.B51]" office:value-type="string" office:string-value="" calcext:value-type="error">
            <text:p>#DIV/0!</text:p>
          </table:table-cell>
          <table:table-cell table:style-name="ce67"/>
          <table:table-cell table:style-name="ce67" table:formula="of:=([.B51]-[.F51])/[.B51]" office:value-type="percentage" office:value="-1.12873055219823" calcext:value-type="percentage">
            <text:p>-112,87%</text:p>
          </table:table-cell>
          <table:table-cell table:style-name="ce57"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" table:style-name="ta1">
        <table:table-column table:style-name="co8" table:default-cell-style-name="ce47"/>
        <table:table-column table:style-name="co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55"/>
        <table:table-column table:style-name="co12" table:default-cell-style-name="ce47"/>
        <table:table-column table:style-name="co2" table:default-cell-style-name="ce47"/>
        <table:table-column table:style-name="co13" table:default-cell-style-name="ce47"/>
        <table:table-column table:style-name="co10" table:default-cell-style-name="ce47"/>
        <table:table-column table:style-name="co2" table:default-cell-style-name="ce55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office:value-type="percentage" office:value="0.1609" calcext:value-type="percentage">
            <text:p>16,09%</text:p>
          </table:table-cell>
          <table:table-cell office:value-type="percentage" office:value="0.1812" calcext:value-type="percentage">
            <text:p>18,12%</text:p>
          </table:table-cell>
          <table:table-cell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623" calcext:value-type="percentage">
            <text:p>16,23%</text:p>
          </table:table-cell>
          <table:table-cell/>
        </table:table-row>
        <table:table-row table:style-name="ro1">
          <table:table-cell office:value-type="string" calcext:value-type="string">
            <text:p>Appendicitis_3</text:p>
          </table:table-cell>
          <table:table-cell table:number-columns-repeated="2"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1478" calcext:value-type="percentage">
            <text:p>14,78%</text:p>
          </table:table-cell>
          <table:table-cell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261" calcext:value-type="percentage">
            <text:p>12,61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1145" calcext:value-type="percentage">
            <text:p>11,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507" calcext:value-type="percentage">
            <text:p>15,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13" calcext:value-type="percentage">
            <text:p>11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768" calcext:value-type="percentage">
            <text:p>17,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232" calcext:value-type="percentage">
            <text:p>12,32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47" calcext:value-type="percentage">
            <text:p>14,70%</text:p>
          </table:table-cell>
          <table:table-cell table:style-name="ce48" table:formula="of:=AVERAGE([.D2:.D11])" office:value-type="percentage" office:value="0.172" calcext:value-type="percentage">
            <text:p>17,20%</text:p>
          </table:table-cell>
          <table:table-cell/>
          <table:table-cell table:style-name="ce48"/>
          <table:table-cell table:style-name="ce48" table:formula="of:=AVERAGE([.G2:.G11])" office:value-type="percentage" office:value="0.36699" calcext:value-type="percentage">
            <text:p>36,70%</text:p>
          </table:table-cell>
          <table:table-cell table:style-name="ce48" table:formula="of:=AVERAGE([.H2:.H11])" office:value-type="percentage" office:value="0.14725" calcext:value-type="percentage">
            <text:p>14,73%</text:p>
          </table:table-cell>
          <table:table-cell table:style-name="ce48" table:formula="of:=AVERAGE([.I2:.I11])" office:value-type="percentage" office:value="0.163766666666667" calcext:value-type="percentage">
            <text:p>16,38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4222" calcext:value-type="percentage">
            <text:p>42,22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24" calcext:value-type="percentage">
            <text:p>12,40%</text:p>
          </table:table-cell>
          <table:table-cell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table:number-columns-repeated="2" office:value-type="percentage" office:value="0.2944" calcext:value-type="percentage">
            <text:p>29,44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77" calcext:value-type="percentage">
            <text:p>7,70%</text:p>
          </table:table-cell>
          <table:table-cell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056" calcext:value-type="percentage">
            <text:p>40,56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62" calcext:value-type="percentage">
            <text:p>6,20%</text:p>
          </table:table-cell>
          <table:table-cell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389" calcext:value-type="percentage">
            <text:p>33,89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78" calcext:value-type="percentage">
            <text:p>7,80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833" calcext:value-type="percentage">
            <text:p>38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119" calcext:value-type="percentage">
            <text:p>11,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833" calcext:value-type="percentage">
            <text:p>38,33%</text:p>
          </table:table-cell>
          <table:table-cell table:number-columns-repeated="2"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1" calcext:value-type="percentage">
            <text:p>7,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2"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2"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3" calcext:value-type="percentage">
            <text:p>7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4139" calcext:value-type="percentage">
            <text:p>41,39%</text:p>
          </table:table-cell>
          <table:table-cell table:number-columns-repeated="2"/>
          <table:table-cell office:value-type="string" calcext:value-type="string">
            <text:p>Circular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96" calcext:value-type="percentage">
            <text:p>9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2"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74" calcext:value-type="percentage">
            <text:p>7,4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7632" calcext:value-type="percentage">
            <text:p>37,63%</text:p>
          </table:table-cell>
          <table:table-cell table:style-name="ce48" table:formula="of:=AVERAGE([.D14:.D23])" office:value-type="percentage" office:value="0.365275" calcext:value-type="percentage">
            <text:p>36,53%</text:p>
          </table:table-cell>
          <table:table-cell/>
          <table:table-cell table:style-name="ce48"/>
          <table:table-cell table:style-name="ce48" table:formula="of:=AVERAGE([.G14:.G23])" office:value-type="percentage" office:value="0.05479" calcext:value-type="percentage">
            <text:p>5,48%</text:p>
          </table:table-cell>
          <table:table-cell table:style-name="ce48" table:formula="of:=AVERAGE([.H14:.H23])" office:value-type="percentage" office:value="0.0916" calcext:value-type="percentage">
            <text:p>9,16%</text:p>
          </table:table-cell>
          <table:table-cell table:style-name="ce48" table:formula="of:=AVERAGE([.I14:.I23])" office:value-type="percentage" office:value="0.0876666666666667" calcext:value-type="percentage">
            <text:p>8,77%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4724" calcext:value-type="percentage">
            <text:p>47,24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36" calcext:value-type="percentage">
            <text:p>36,00%</text:p>
          </table:table-cell>
          <table:table-cell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5034" calcext:value-type="percentage">
            <text:p>50,34%</text:p>
          </table:table-cell>
          <table:table-cell office:value-type="percentage" office:value="0.4931" calcext:value-type="percentage">
            <text:p>49,31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3943" calcext:value-type="percentage">
            <text:p>39,43%</text:p>
          </table:table-cell>
          <table:table-cell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724" calcext:value-type="percentage">
            <text:p>57,24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714" calcext:value-type="percentage">
            <text:p>47,14%</text:p>
          </table:table-cell>
          <table:table-cell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276" calcext:value-type="percentage">
            <text:p>52,76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4743" calcext:value-type="percentage">
            <text:p>47,43%</text:p>
          </table:table-cell>
          <table:table-cell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759" calcext:value-type="percentage">
            <text:p>37,59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286" calcext:value-type="percentage">
            <text:p>32,86%</text:p>
          </table:table-cell>
          <table:table-cell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5138" calcext:value-type="percentage">
            <text:p>51,38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886" calcext:value-type="percentage">
            <text:p>38,86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4543" calcext:value-type="percentage">
            <text:p>45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207" calcext:value-type="percentage">
            <text:p>52,07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5207" calcext:value-type="percentage">
            <text:p>52,07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771" calcext:value-type="percentage">
            <text:p>37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448" calcext:value-type="percentage">
            <text:p>24,48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629" calcext:value-type="percentage">
            <text:p>46,29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6104" calcext:value-type="percentage">
            <text:p>46,10%</text:p>
          </table:table-cell>
          <table:table-cell table:style-name="ce48" table:formula="of:=AVERAGE([.D27:.D36])" office:value-type="percentage" office:value="0.512633333333333" calcext:value-type="percentage">
            <text:p>51,26%</text:p>
          </table:table-cell>
          <table:table-cell/>
          <table:table-cell table:style-name="ce48"/>
          <table:table-cell table:style-name="ce48" table:formula="of:=AVERAGE([.G27:.G36])" office:value-type="percentage" office:value="0.2178" calcext:value-type="percentage">
            <text:p>21,78%</text:p>
          </table:table-cell>
          <table:table-cell table:style-name="ce48" table:formula="of:=AVERAGE([.H27:.H36])" office:value-type="percentage" office:value="0.394" calcext:value-type="percentage">
            <text:p>39,40%</text:p>
          </table:table-cell>
          <table:table-cell table:style-name="ce48" table:formula="of:=AVERAGE([.I27:.I36])" office:value-type="percentage" office:value="0.40572" calcext:value-type="percentage">
            <text:p>40,57%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office:value-type="percentage" office:value="0.697" calcext:value-type="percentage">
            <text:p>69,70%</text:p>
          </table:table-cell>
          <table:table-cell office:value-type="percentage" office:value="0.6515" calcext:value-type="percentage">
            <text:p>65,15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4788" calcext:value-type="percentage">
            <text:p>47,88%</text:p>
          </table:table-cell>
          <table:table-cell office:value-type="percentage" office:value="0.5848" calcext:value-type="percentage">
            <text:p>58,48%</text:p>
          </table:table-cell>
          <table:table-cell/>
          <table:table-cell office:value-type="string" calcext:value-type="string">
            <text:p>Fert_2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5364" calcext:value-type="percentage">
            <text:p>53,64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8" calcext:value-type="percentage">
            <text:p>28,00%</text:p>
          </table:table-cell>
          <table:table-cell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6" calcext:value-type="percentage">
            <text:p>16,00%</text:p>
          </table:table-cell>
          <table:table-cell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4758" calcext:value-type="percentage">
            <text:p>47,58%</text:p>
          </table:table-cell>
          <table:table-cell table:number-columns-repeated="2"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8" calcext:value-type="percentage">
            <text:p>18,00%</text:p>
          </table:table-cell>
          <table:table-cell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office:value-type="percentage" office:value="0.6697" calcext:value-type="percentage">
            <text:p>66,97%</text:p>
          </table:table-cell>
          <table:table-cell table:number-columns-repeated="2"/>
          <table:table-cell office:value-type="string" calcext:value-type="string">
            <text:p>Fert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3909" calcext:value-type="percentage">
            <text:p>39,09%</text:p>
          </table:table-cell>
          <table:table-cell table:number-columns-repeated="2"/>
          <table:table-cell office:value-type="string" calcext:value-type="string">
            <text:p>Fert_7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758" calcext:value-type="percentage">
            <text:p>57,58%</text:p>
          </table:table-cell>
          <table:table-cell table:number-columns-repeated="2"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848" calcext:value-type="percentage">
            <text:p>48,48%</text:p>
          </table:table-cell>
          <table:table-cell table:number-columns-repeated="2"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4818" calcext:value-type="percentage">
            <text:p>48,18%</text:p>
          </table:table-cell>
          <table:table-cell table:number-columns-repeated="2"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2849" calcext:value-type="percentage">
            <text:p>52,85%</text:p>
          </table:table-cell>
          <table:table-cell table:style-name="ce48" table:formula="of:=AVERAGE([.D40:.D49])" office:value-type="percentage" office:value="0.5909" calcext:value-type="percentage">
            <text:p>59,09%</text:p>
          </table:table-cell>
          <table:table-cell/>
          <table:table-cell table:style-name="ce48"/>
          <table:table-cell table:style-name="ce48" table:formula="of:=AVERAGE([.G40:.G49])" office:value-type="percentage" office:value="0.17832" calcext:value-type="percentage">
            <text:p>17,83%</text:p>
          </table:table-cell>
          <table:table-cell table:style-name="ce48" table:formula="of:=AVERAGE([.H40:.H49])" office:value-type="percentage" office:value="0.138" calcext:value-type="percentage">
            <text:p>13,80%</text:p>
          </table:table-cell>
          <table:table-cell table:style-name="ce48" table:formula="of:=AVERAGE([.I40:.I49])" office:value-type="percentage" office:value="0.148" calcext:value-type="percentage">
            <text:p>14,80%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1774" calcext:value-type="percentage">
            <text:p>17,74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52" calcext:value-type="percentage">
            <text:p>59,52%</text:p>
          </table:table-cell>
          <table:table-cell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2032" calcext:value-type="percentage">
            <text:p>20,32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5238" calcext:value-type="percentage">
            <text:p>52,38%</text:p>
          </table:table-cell>
          <table:table-cell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905" calcext:value-type="percentage">
            <text:p>59,05%</text:p>
          </table:table-cell>
          <table:table-cell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645" calcext:value-type="percentage">
            <text:p>16,4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667" calcext:value-type="percentage">
            <text:p>46,67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1339" calcext:value-type="percentage">
            <text:p>13,39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5048" calcext:value-type="percentage">
            <text:p>50,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581" calcext:value-type="percentage">
            <text:p>15,81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8792" calcext:value-type="percentage">
            <text:p>18,79%</text:p>
          </table:table-cell>
          <table:table-cell table:style-name="ce48" table:formula="of:=AVERAGE([.D53:.D62])" office:value-type="percentage" office:value="0.199433333333333" calcext:value-type="percentage">
            <text:p>19,94%</text:p>
          </table:table-cell>
          <table:table-cell/>
          <table:table-cell table:style-name="ce48"/>
          <table:table-cell table:style-name="ce48" table:formula="of:=AVERAGE([.G53:.G62])" office:value-type="percentage" office:value="0.53824" calcext:value-type="percentage">
            <text:p>53,82%</text:p>
          </table:table-cell>
          <table:table-cell table:style-name="ce48" table:formula="of:=AVERAGE([.H53:.H62])" office:value-type="percentage" office:value="0.56192" calcext:value-type="percentage">
            <text:p>56,19%</text:p>
          </table:table-cell>
          <table:table-cell table:style-name="ce48" table:formula="of:=AVERAGE([.I53:.I62])" office:value-type="percentage" office:value="0.569833333333333" calcext:value-type="percentage">
            <text:p>56,98%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462" calcext:value-type="percentage">
            <text:p>24,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" calcext:value-type="percentage">
            <text:p>28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567" calcext:value-type="percentage">
            <text:p>35,67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308" calcext:value-type="percentage">
            <text:p>33,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2" calcext:value-type="percentage">
            <text:p>22,00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3967" calcext:value-type="percentage">
            <text:p>39,67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5769" calcext:value-type="percentage">
            <text:p>57,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3154" calcext:value-type="percentage">
            <text:p>31,5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135" calcext:value-type="percentage">
            <text:p>27,14%</text:p>
          </table:table-cell>
          <table:table-cell table:style-name="ce48" table:formula="of:=AVERAGE([.D66:.D75])" office:value-type="percentage" office:value="0.276666666666667" calcext:value-type="percentage">
            <text:p>27,67%</text:p>
          </table:table-cell>
          <table:table-cell/>
          <table:table-cell table:style-name="ce48"/>
          <table:table-cell table:style-name="ce48" table:formula="of:=AVERAGE([.G66:.G75])" office:value-type="percentage" office:value="0.387684" calcext:value-type="percentage">
            <text:p>38,77%</text:p>
          </table:table-cell>
          <table:table-cell table:style-name="ce48" table:formula="of:=AVERAGE([.H66:.H75])" office:value-type="percentage" office:value="0.36384" calcext:value-type="percentage">
            <text:p>36,38%</text:p>
          </table:table-cell>
          <table:table-cell table:style-name="ce48" table:formula="of:=AVERAGE([.I66:.I75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778" calcext:value-type="percentage">
            <text:p>17,78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81" calcext:value-type="percentage">
            <text:p>34,81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37" calcext:value-type="percentage">
            <text:p>23,70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19" calcext:value-type="percentage">
            <text:p>15,19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2"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2704" calcext:value-type="percentage">
            <text:p>27,04%</text:p>
          </table:table-cell>
          <table:table-cell table:number-columns-repeated="2"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2"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2519" calcext:value-type="percentage">
            <text:p>22,52%</text:p>
          </table:table-cell>
          <table:table-cell table:style-name="ce48" table:formula="of:=AVERAGE([.D79:.D88])" office:value-type="percentage" office:value="0.22296" calcext:value-type="percentage">
            <text:p>22,30%</text:p>
          </table:table-cell>
          <table:table-cell/>
          <table:table-cell table:style-name="ce48"/>
          <table:table-cell table:style-name="ce48" table:formula="of:=AVERAGE([.G79:.G88])" office:value-type="percentage" office:value="0.28122" calcext:value-type="percentage">
            <text:p>28,12%</text:p>
          </table:table-cell>
          <table:table-cell table:style-name="ce48" table:formula="of:=AVERAGE([.H79:.H88])" office:value-type="percentage" office:value="0.228" calcext:value-type="percentage">
            <text:p>22,80%</text:p>
          </table:table-cell>
          <table:table-cell table:style-name="ce48" table:formula="of:=AVERAGE([.I79:.I88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472" calcext:value-type="percentage">
            <text:p>34,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office:value-type="percentage" office:value="0.4625" calcext:value-type="percentage">
            <text:p>46,25%</text:p>
          </table:table-cell>
          <table:table-cell table:number-columns-repeated="2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222" calcext:value-type="percentage">
            <text:p>32,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office:value-type="percentage" office:value="0.65" calcext:value-type="percentage">
            <text:p>65,00%</text:p>
          </table:table-cell>
          <table:table-cell table:number-columns-repeated="2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389" calcext:value-type="percentage">
            <text:p>43,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611" calcext:value-type="percentage">
            <text:p>46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4694" calcext:value-type="percentage">
            <text:p>46,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office:value-type="percentage" office:value="0.7625" calcext:value-type="percentage">
            <text:p>76,25%</text:p>
          </table:table-cell>
          <table:table-cell table:number-columns-repeated="2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361" calcext:value-type="percentage">
            <text:p>43,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office:value-type="percentage" office:value="0.6125" calcext:value-type="percentage">
            <text:p>61,25%</text:p>
          </table:table-cell>
          <table:table-cell table:number-columns-repeated="2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306" calcext:value-type="percentage">
            <text:p>43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percentage" office:value="0.63625" calcext:value-type="percentage">
            <text:p>63,63%</text:p>
          </table:table-cell>
          <table:table-cell table:style-name="ce48" table:formula="of:=AVERAGE([.D92:.D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92:.G101])" office:value-type="percentage" office:value="0.46417" calcext:value-type="percentage">
            <text:p>46,42%</text:p>
          </table:table-cell>
          <table:table-cell table:style-name="ce48" table:formula="of:=AVERAGE([.H92:.H101])" office:value-type="percentage" office:value="0.40388" calcext:value-type="percentage">
            <text:p>40,39%</text:p>
          </table:table-cell>
          <table:table-cell table:style-name="ce48" table:formula="of:=AVERAGE([.I92:.I101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043" calcext:value-type="percentage">
            <text:p>0,43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114" calcext:value-type="percentage">
            <text:p>11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114" calcext:value-type="percentage">
            <text:p>11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657" calcext:value-type="percentage">
            <text:p>16,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0826" calcext:value-type="percentage">
            <text:p>8,26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886" calcext:value-type="percentage">
            <text:p>8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09" calcext:value-type="percentage">
            <text:p>6,09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91" calcext:value-type="percentage">
            <text:p>3,91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043" calcext:value-type="percentage">
            <text:p>0,43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0886" calcext:value-type="percentage">
            <text:p>8,8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564" calcext:value-type="percentage">
            <text:p>3,56%</text:p>
          </table:table-cell>
          <table:table-cell table:style-name="ce48" table:formula="of:=AVERAGE([.D105:.D11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05:.G114])" office:value-type="percentage" office:value="0.19648" calcext:value-type="percentage">
            <text:p>19,65%</text:p>
          </table:table-cell>
          <table:table-cell table:style-name="ce48" table:formula="of:=AVERAGE([.H105:.H114])" office:value-type="percentage" office:value="0.12201" calcext:value-type="percentage">
            <text:p>12,20%</text:p>
          </table:table-cell>
          <table:table-cell table:style-name="ce48" table:formula="of:=AVERAGE([.I105:.I114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412" calcext:value-type="percentage">
            <text:p>24,12%</text:p>
          </table:table-cell>
          <table:table-cell table:number-columns-repeated="2"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2"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2357" calcext:value-type="percentage">
            <text:p>23,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441" calcext:value-type="percentage">
            <text:p>24,41%</text:p>
          </table:table-cell>
          <table:table-cell table:number-columns-repeated="2"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214" calcext:value-type="percentage">
            <text:p>22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059" calcext:value-type="percentage">
            <text:p>40,59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786" calcext:value-type="percentage">
            <text:p>17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706" calcext:value-type="percentage">
            <text:p>37,06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643" calcext:value-type="percentage">
            <text:p>36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735" calcext:value-type="percentage">
            <text:p>27,35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853" calcext:value-type="percentage">
            <text:p>38,53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5" calcext:value-type="percentage">
            <text:p>3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382" calcext:value-type="percentage">
            <text:p>33,82%</text:p>
          </table:table-cell>
          <table:table-cell table:number-columns-repeated="2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071" calcext:value-type="percentage">
            <text:p>20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647" calcext:value-type="percentage">
            <text:p>36,47%</text:p>
          </table:table-cell>
          <table:table-cell table:number-columns-repeated="2"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5" calcext:value-type="percentage">
            <text:p>3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588" calcext:value-type="percentage">
            <text:p>35,88%</text:p>
          </table:table-cell>
          <table:table-cell table:number-columns-repeated="2"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2735" calcext:value-type="percentage">
            <text:p>32,74%</text:p>
          </table:table-cell>
          <table:table-cell table:style-name="ce48" table:formula="of:=AVERAGE([.D118:.D127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18:.G127])" office:value-type="percentage" office:value="0.23499" calcext:value-type="percentage">
            <text:p>23,50%</text:p>
          </table:table-cell>
          <table:table-cell table:style-name="ce48" table:formula="of:=AVERAGE([.H118:.H127])" office:value-type="percentage" office:value="0.29" calcext:value-type="percentage">
            <text:p>29,00%</text:p>
          </table:table-cell>
          <table:table-cell table:style-name="ce48" table:formula="of:=AVERAGE([.I118:.I127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76" calcext:value-type="percentage">
            <text:p>9,76%</text:p>
          </table:table-cell>
          <table:table-cell table:number-columns-repeated="2"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office:value-type="percentage" office:value="0.7833" calcext:value-type="percentage">
            <text:p>7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976" calcext:value-type="percentage">
            <text:p>19,76%</text:p>
          </table:table-cell>
          <table:table-cell table:number-columns-repeated="2"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2"/>
          <table:table-cell office:value-type="string" calcext:value-type="string">
            <text:p>Marketing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2"/>
          <table:table-cell office:value-type="string" calcext:value-type="string">
            <text:p>Marketing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47" calcext:value-type="percentage">
            <text:p>17,47%</text:p>
          </table:table-cell>
          <table:table-cell table:number-columns-repeated="2"/>
          <table:table-cell office:value-type="string" calcext:value-type="string">
            <text:p>Marketing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831" calcext:value-type="percentage">
            <text:p>18,31%</text:p>
          </table:table-cell>
          <table:table-cell table:number-columns-repeated="2"/>
          <table:table-cell office:value-type="string" calcext:value-type="string">
            <text:p>Marketing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1831" calcext:value-type="percentage">
            <text:p>18,31%</text:p>
          </table:table-cell>
          <table:table-cell table:number-columns-repeated="2"/>
          <table:table-cell office:value-type="string" calcext:value-type="string">
            <text:p>Marketing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2"/>
          <table:table-cell office:value-type="string" calcext:value-type="string">
            <text:p>Marketing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2"/>
          <table:table-cell office:value-type="string" calcext:value-type="string">
            <text:p>Marketing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1964" calcext:value-type="percentage">
            <text:p>19,64%</text:p>
          </table:table-cell>
          <table:table-cell table:number-columns-repeated="2"/>
          <table:table-cell office:value-type="string" calcext:value-type="string">
            <text:p>Marketing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7229" calcext:value-type="percentage">
            <text:p>17,23%</text:p>
          </table:table-cell>
          <table:table-cell table:style-name="ce48" table:formula="of:=AVERAGE([.D131:.D1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31:.G140])" office:value-type="percentage" office:value="0.8137" calcext:value-type="percentage">
            <text:p>81,37%</text:p>
          </table:table-cell>
          <table:table-cell table:style-name="ce48" table:formula="of:=AVERAGE([.H131:.H140])" office:value-type="percentage" office:value="0.7833" calcext:value-type="percentage">
            <text:p>78,33%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office:value-type="percentage" office:value="0.8541" calcext:value-type="percentage">
            <text:p>85,41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947" calcext:value-type="percentage">
            <text:p>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4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474" calcext:value-type="percentage">
            <text:p>14,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4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4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4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842" calcext:value-type="percentage">
            <text:p>28,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4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211" calcext:value-type="percentage">
            <text:p>12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4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4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4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4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0737" calcext:value-type="percentage">
            <text:p>7,37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percentage" office:value="0.8541" calcext:value-type="percentage">
            <text:p>85,41%</text:p>
          </table:table-cell>
          <table:table-cell table:style-name="ce48" table:formula="of:=AVERAGE([.D144:.D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44:.G153])" office:value-type="percentage" office:value="0.18718" calcext:value-type="percentage">
            <text:p>18,72%</text:p>
          </table:table-cell>
          <table:table-cell table:style-name="ce48" table:formula="of:=AVERAGE([.H144:.H153])" office:value-type="percentage" office:value="0.15159" calcext:value-type="percentage">
            <text:p>15,16%</text:p>
          </table:table-cell>
          <table:table-cell table:style-name="ce48" table:formula="of:=AVERAGE([.I144:.I153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office:value-type="percentage" office:value="0.8224" calcext:value-type="percentage">
            <text:p>82,24%</text:p>
          </table:table-cell>
          <table:table-cell table:number-columns-repeated="2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711" calcext:value-type="percentage">
            <text:p>27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4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26" calcext:value-type="percentage">
            <text:p>25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4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4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2882" calcext:value-type="percentage">
            <text:p>28,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4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2737" calcext:value-type="percentage">
            <text:p>27,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4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03" calcext:value-type="percentage">
            <text:p>23,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4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4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1987" calcext:value-type="percentage">
            <text:p>19,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4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2539" calcext:value-type="percentage">
            <text:p>25,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4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percentage" office:value="0.8224" calcext:value-type="percentage">
            <text:p>82,24%</text:p>
          </table:table-cell>
          <table:table-cell table:style-name="ce48" table:formula="of:=AVERAGE([.D157:.D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57:.G166])" office:value-type="percentage" office:value="0.34238" calcext:value-type="percentage">
            <text:p>34,24%</text:p>
          </table:table-cell>
          <table:table-cell table:style-name="ce48" table:formula="of:=AVERAGE([.H157:.H166])" office:value-type="percentage" office:value="0.25422" calcext:value-type="percentage">
            <text:p>25,42%</text:p>
          </table:table-cell>
          <table:table-cell table:style-name="ce48" table:formula="of:=AVERAGE([.I157:.I166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704" calcext:value-type="percentage">
            <text:p>7,04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2919" calcext:value-type="percentage">
            <text:p>29,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852" calcext:value-type="percentage">
            <text:p>8,52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19" calcext:value-type="percentage">
            <text:p>5,19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office:value-type="percentage" office:value="0.3532" calcext:value-type="percentage">
            <text:p>35,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44" calcext:value-type="percentage">
            <text:p>4,44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315" calcext:value-type="percentage">
            <text:p>3,15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279" calcext:value-type="percentage">
            <text:p>27,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office:value-type="percentage" office:value="0.0037" calcext:value-type="percentage">
            <text:p>0,3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04" calcext:value-type="percentage">
            <text:p>7,04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889" calcext:value-type="percentage">
            <text:p>8,89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093" calcext:value-type="percentage">
            <text:p>0,93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2565" calcext:value-type="percentage">
            <text:p>25,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815" calcext:value-type="percentage">
            <text:p>8,15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office:value-type="percentage" office:value="0.2984" calcext:value-type="percentage">
            <text:p>29,8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5372" calcext:value-type="percentage">
            <text:p>5,37%</text:p>
          </table:table-cell>
          <table:table-cell table:style-name="ce48" table:formula="of:=AVERAGE([.D170:.D179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70:.G179])" office:value-type="percentage" office:value="0.32807" calcext:value-type="percentage">
            <text:p>32,81%</text:p>
          </table:table-cell>
          <table:table-cell table:style-name="ce48" table:formula="of:=AVERAGE([.H170:.H179])" office:value-type="percentage" office:value="0.27854" calcext:value-type="percentage">
            <text:p>27,85%</text:p>
          </table:table-cell>
          <table:table-cell table:style-name="ce48" table:formula="of:=AVERAGE([.I170:.I179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6584" calcext:value-type="percentage">
            <text:p>65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3304" calcext:value-type="percentage">
            <text:p>33,04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6446" calcext:value-type="percentage">
            <text:p>64,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17" calcext:value-type="percentage">
            <text:p>22,17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632" calcext:value-type="percentage">
            <text:p>63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287" calcext:value-type="percentage">
            <text:p>28,70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3913" calcext:value-type="percentage">
            <text:p>39,13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 office:value-type="percentage" office:value="0.6632" calcext:value-type="percentage">
            <text:p>66,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696" calcext:value-type="percentage">
            <text:p>26,96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7117" calcext:value-type="percentage">
            <text:p>71,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office:value-type="percentage" office:value="0.6502" calcext:value-type="percentage">
            <text:p>65,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6987" calcext:value-type="percentage">
            <text:p>69,87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29457" calcext:value-type="percentage">
            <text:p>29,46%</text:p>
          </table:table-cell>
          <table:table-cell table:style-name="ce48" table:formula="of:=AVERAGE([.D183:.D192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83:.G192])" office:value-type="percentage" office:value="0.47857" calcext:value-type="percentage">
            <text:p>47,86%</text:p>
          </table:table-cell>
          <table:table-cell table:style-name="ce48" table:formula="of:=AVERAGE([.H183:.H192])" office:value-type="percentage" office:value="0.664733333333333" calcext:value-type="percentage">
            <text:p>66,47%</text:p>
          </table:table-cell>
          <table:table-cell table:style-name="ce48" table:formula="of:=AVERAGE([.I183:.I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5" calcext:value-type="percentage">
            <text:p>24,50%</text:p>
          </table:table-cell>
          <table:table-cell table:number-columns-repeated="2"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1283" calcext:value-type="percentage">
            <text:p>12,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ambase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9" calcext:value-type="percentage">
            <text:p>29,00%</text:p>
          </table:table-cell>
          <table:table-cell table:number-columns-repeated="2"/>
          <table:table-cell office:value-type="string" calcext:value-type="string">
            <text:p>Spambase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285" calcext:value-type="percentage">
            <text:p>28,50%</text:p>
          </table:table-cell>
          <table:table-cell table:number-columns-repeated="2"/>
          <table:table-cell office:value-type="string" calcext:value-type="string">
            <text:p>Spambase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ambase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9" calcext:value-type="percentage">
            <text:p>39,00%</text:p>
          </table:table-cell>
          <table:table-cell table:number-columns-repeated="2"/>
          <table:table-cell office:value-type="string" calcext:value-type="string">
            <text:p>Spambase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05" calcext:value-type="percentage">
            <text:p>20,50%</text:p>
          </table:table-cell>
          <table:table-cell table:number-columns-repeated="2"/>
          <table:table-cell office:value-type="string" calcext:value-type="string">
            <text:p>Spambase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72" calcext:value-type="percentage">
            <text:p>27,20%</text:p>
          </table:table-cell>
          <table:table-cell table:style-name="ce48" table:formula="of:=AVERAGE([.D195:.D20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95:.G204])" office:value-type="percentage" office:value="0.2061" calcext:value-type="percentage">
            <text:p>20,61%</text:p>
          </table:table-cell>
          <table:table-cell table:style-name="ce48" table:formula="of:=AVERAGE([.H195:.H204])" office:value-type="percentage" office:value="0.1283" calcext:value-type="percentage">
            <text:p>12,83%</text:p>
          </table:table-cell>
          <table:table-cell table:style-name="ce48" table:formula="of:=AVERAGE([.I195:.I20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457" calcext:value-type="percentage">
            <text:p>45,70%</text:p>
          </table:table-cell>
          <table:table-cell table:number-columns-repeated="2"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75" calcext:value-type="percentage">
            <text:p>7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64" calcext:value-type="percentage">
            <text:p>46,40%</text:p>
          </table:table-cell>
          <table:table-cell table:number-columns-repeated="2"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35" calcext:value-type="percentage">
            <text:p>3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605" calcext:value-type="percentage">
            <text:p>46,05%</text:p>
          </table:table-cell>
          <table:table-cell table:number-columns-repeated="2"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75" calcext:value-type="percentage">
            <text:p>7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494" calcext:value-type="percentage">
            <text:p>49,40%</text:p>
          </table:table-cell>
          <table:table-cell table:number-columns-repeated="2"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25" calcext:value-type="percentage">
            <text:p>3,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96" calcext:value-type="percentage">
            <text:p>49,60%</text:p>
          </table:table-cell>
          <table:table-cell table:number-columns-repeated="2"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55" calcext:value-type="percentage">
            <text:p>5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105" calcext:value-type="percentage">
            <text:p>10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table:number-columns-repeated="3"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table:number-columns-repeated="3"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65" calcext:value-type="percentage">
            <text:p>6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percentage" office:value="0.4743" calcext:value-type="percentage">
            <text:p>47,43%</text:p>
          </table:table-cell>
          <table:table-cell table:style-name="ce48" table:formula="of:=AVERAGE([.D207:.D21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07:.G216])" office:value-type="percentage" office:value="0.06226" calcext:value-type="percentage">
            <text:p>6,23%</text:p>
          </table:table-cell>
          <table:table-cell table:style-name="ce48" table:formula="of:=AVERAGE([.H207:.H216])" office:value-type="percentage" office:value="0.0635" calcext:value-type="percentage">
            <text:p>6,35%</text:p>
          </table:table-cell>
          <table:table-cell table:style-name="ce48" table:formula="of:=AVERAGE([.I207:.I2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8102" calcext:value-type="percentage">
            <text:p>81,02%</text:p>
          </table:table-cell>
          <table:table-cell table:number-columns-repeated="2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4"/>
          <table:table-cell office:value-type="string" calcext:value-type="string">
            <text:p>Transfusion_2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757" calcext:value-type="percentage">
            <text:p>27,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4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4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2135" calcext:value-type="percentage">
            <text:p>21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4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4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973" calcext:value-type="percentage">
            <text:p>19,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4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4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3027" calcext:value-type="percentage">
            <text:p>30,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4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892" calcext:value-type="percentage">
            <text:p>18,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4"/>
          <table:table-cell office:value-type="string" calcext:value-type="string">
            <text:p>Transfusion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percentage" office:value="0.8102" calcext:value-type="percentage">
            <text:p>81,02%</text:p>
          </table:table-cell>
          <table:table-cell table:style-name="ce48" table:formula="of:=AVERAGE([.D219:.D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19:.G228])" office:value-type="percentage" office:value="0.22966" calcext:value-type="percentage">
            <text:p>22,97%</text:p>
          </table:table-cell>
          <table:table-cell table:style-name="ce48" table:formula="of:=AVERAGE([.H219:.H228])" office:value-type="percentage" office:value="0.22933" calcext:value-type="percentage">
            <text:p>22,93%</text:p>
          </table:table-cell>
          <table:table-cell table:style-name="ce48" table:formula="of:=AVERAGE([.I219:.I2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714" calcext:value-type="percentage">
            <text:p>7,14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1036" calcext:value-type="percentage">
            <text:p>10,36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824" calcext:value-type="percentage">
            <text:p>18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625" calcext:value-type="percentage">
            <text:p>6,25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0235" calcext:value-type="percentage">
            <text:p>2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375" calcext:value-type="percentage">
            <text:p>3,75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893" calcext:value-type="percentage">
            <text:p>8,93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0647" calcext:value-type="percentage">
            <text:p>6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321" calcext:value-type="percentage">
            <text:p>3,21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824" calcext:value-type="percentage">
            <text:p>28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75" calcext:value-type="percentage">
            <text:p>7,50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1353" calcext:value-type="percentage">
            <text:p>13,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25" calcext:value-type="percentage">
            <text:p>2,50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percentage" office:value="0.05928" calcext:value-type="percentage">
            <text:p>5,93%</text:p>
          </table:table-cell>
          <table:table-cell table:style-name="ce48" table:formula="of:=AVERAGE([.D231:.D2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31:.G240])" office:value-type="percentage" office:value="0.24509" calcext:value-type="percentage">
            <text:p>24,51%</text:p>
          </table:table-cell>
          <table:table-cell table:style-name="ce48" table:formula="of:=AVERAGE([.H231:.H240])" office:value-type="percentage" office:value="0.14824" calcext:value-type="percentage">
            <text:p>14,82%</text:p>
          </table:table-cell>
          <table:table-cell table:style-name="ce48" table:formula="of:=AVERAGE([.I231:.I240]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486" calcext:value-type="percentage">
            <text:p>48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492" calcext:value-type="percentage">
            <text:p>49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466" calcext:value-type="percentage">
            <text:p>46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1" calcext:value-type="percentage">
            <text:p>51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398" calcext:value-type="percentage">
            <text:p>39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3" calcext:value-type="percentage">
            <text:p>4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472" calcext:value-type="percentage">
            <text:p>47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office:value-type="percentage" office:value="0.536" calcext:value-type="percentage">
            <text:p>53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office:value-type="percentage" office:value="0.442" calcext:value-type="percentage">
            <text:p>44,2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percentage" office:value="0.12501" calcext:value-type="percentage">
            <text:p>12,50%</text:p>
          </table:table-cell>
          <table:table-cell table:style-name="ce48" table:formula="of:=AVERAGE([.D244:.D2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44:.G253])" office:value-type="percentage" office:value="0.64693" calcext:value-type="percentage">
            <text:p>64,69%</text:p>
          </table:table-cell>
          <table:table-cell table:style-name="ce48" table:formula="of:=AVERAGE([.H244:.H253])" office:value-type="percentage" office:value="0.4708" calcext:value-type="percentage">
            <text:p>47,08%</text:p>
          </table:table-cell>
          <table:table-cell table:style-name="ce48" table:formula="of:=AVERAGE([.I244:.I2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96" calcext:value-type="percentage">
            <text:p>9,60%</text:p>
          </table:table-cell>
          <table:table-cell table:number-columns-repeated="2"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8" calcext:value-type="percentage">
            <text:p>1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122" calcext:value-type="percentage">
            <text:p>12,20%</text:p>
          </table:table-cell>
          <table:table-cell table:number-columns-repeated="2"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32" calcext:value-type="percentage">
            <text:p>13,20%</text:p>
          </table:table-cell>
          <table:table-cell table:number-columns-repeated="2"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46" calcext:value-type="percentage">
            <text:p>4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112" calcext:value-type="percentage">
            <text:p>11,20%</text:p>
          </table:table-cell>
          <table:table-cell table:number-columns-repeated="2"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104666666666667" calcext:value-type="percentage">
            <text:p>10,47%</text:p>
          </table:table-cell>
          <table:table-cell table:style-name="ce48" table:formula="of:=AVERAGE([.D256:.D26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56:.G265])" office:value-type="percentage" office:value="0.03427" calcext:value-type="percentage">
            <text:p>3,43%</text:p>
          </table:table-cell>
          <table:table-cell table:style-name="ce48" table:formula="of:=AVERAGE([.H256:.H265])" office:value-type="percentage" office:value="0.0211428571428571" calcext:value-type="percentage">
            <text:p>2,11%</text:p>
          </table:table-cell>
          <table:table-cell table:style-name="ce48" table:formula="of:=AVERAGE([.I256:.I2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 table:number-columns-repeated="4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8" calcext:value-type="percentage">
            <text:p>2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61" calcext:value-type="percentage">
            <text:p>16,10%</text:p>
          </table:table-cell>
          <table:table-cell table:style-name="ce48" table:formula="of:=AVERAGE([.D268:.D277])" office:value-type="string" office:string-value="" calcext:value-type="error">
            <text:p>#DIV/0!</text:p>
          </table:table-cell>
          <table:table-cell/>
          <table:table-cell table:style-name="ce48" table:number-columns-repeated="4"/>
          <table:table-cell/>
        </table:table-row>
        <table:table-row table:style-name="ro5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ce55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81:.G29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 table:number-rows-repeated="2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95:.G304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08:.G317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21:.G33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34:.G343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47:.G356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60:.G369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73:.G382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86:.G395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99:.G408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412:.G421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5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number-columns-repeated="2"/>
          <table:table-cell table:style-name="Default" table:number-columns-repeated="2"/>
        </table:table-row>
      </table:table>
      <table:table table:name="NEURAL_AVERAGES" table:style-name="ta1">
        <table:table-column table:style-name="co14" table:default-cell-style-name="Default"/>
        <table:table-column table:style-name="co2" table:number-columns-repeated="3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2" table:default-cell-style-name="ce55"/>
        <table:table-column table:style-name="co19" table:default-cell-style-name="ce55"/>
        <table:table-column table:style-name="co2" table:number-columns-repeated="16374" table:default-cell-style-name="Default"/>
        <table:table-row table:style-name="ro2">
          <table:table-cell/>
          <table:table-cell table:style-name="ce25" office:value-type="string" calcext:value-type="string" table:number-columns-spanned="9" table:number-rows-spanned="1">
            <text:p>CLASSIFICATION DATASETS</text:p>
          </table:table-cell>
          <table:covered-table-cell table:number-columns-repeated="8" table:style-name="Default"/>
          <table:table-cell table:number-columns-repeated="16374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RBF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NNC</text:p>
          </table:table-cell>
          <table:table-cell table:style-name="ce57" office:value-type="string" calcext:value-type="string">
            <text:p>RULE</text:p>
          </table:table-cell>
          <table:table-cell table:style-name="ce57" office:value-type="string" calcext:value-type="string">
            <text:p>RULE_CROSS</text:p>
          </table:table-cell>
          <table:table-cell table:style-name="ce57" office:value-type="string" calcext:value-type="string">
            <text:p>NNC_SIMAN</text:p>
          </table:table-cell>
          <table:table-cell table:style-name="ce61" table:number-columns-repeated="16376"/>
        </table:table-row>
        <table:table-row table:style-name="ro5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147" calcext:value-type="percentage">
            <text:p>14,7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73" calcext:value-type="percentage">
            <text:p>14,7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879" calcext:value-type="percentage">
            <text:p>18,79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763" calcext:value-type="percentage">
            <text:p>37,6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16" calcext:value-type="percentage">
            <text:p>9,16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61" calcext:value-type="percentage">
            <text:p>46,1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67" calcext:value-type="percentage">
            <text:p>26,70%</text:p>
          </table:table-cell>
          <table:table-cell office:value-type="percentage" office:value="0.394" calcext:value-type="percentage">
            <text:p>39,4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285" calcext:value-type="percentage">
            <text:p>52,85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38" calcext:value-type="percentage">
            <text:p>13,8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3638" calcext:value-type="percentage">
            <text:p>36,38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252" calcext:value-type="percentage">
            <text:p>22,52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15" calcext:value-type="percentage">
            <text:p>20,15%</text:p>
          </table:table-cell>
          <table:table-cell office:value-type="percentage" office:value="0.228" calcext:value-type="percentage">
            <text:p>22,8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4039" calcext:value-type="percentage">
            <text:p>40,39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356" calcext:value-type="percentage">
            <text:p>3,56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122" calcext:value-type="percentage">
            <text:p>12,2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29" calcext:value-type="percentage">
            <text:p>29,0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23" calcext:value-type="percentage">
            <text:p>17,2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516" calcext:value-type="percentage">
            <text:p>15,16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542" calcext:value-type="percentage">
            <text:p>25,42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537" calcext:value-type="percentage">
            <text:p>5,37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6647" calcext:value-type="percentage">
            <text:p>66,47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72" calcext:value-type="percentage">
            <text:p>27,2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1283" calcext:value-type="percentage">
            <text:p>12,8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4743" calcext:value-type="percentage">
            <text:p>47,4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635" calcext:value-type="percentage">
            <text:p>6,35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93" calcext:value-type="percentage">
            <text:p>22,9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485" calcext:value-type="percentage">
            <text:p>14,85%</text:p>
          </table:table-cell>
          <table:table-cell office:value-type="percentage" office:value="0.1482" calcext:value-type="percentage">
            <text:p>14,82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42" calcext:value-type="percentage">
            <text:p>44,20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1047" calcext:value-type="percentage">
            <text:p>10,47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211" calcext:value-type="percentage">
            <text:p>2,11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161" calcext:value-type="percentage">
            <text:p>16,10%</text:p>
          </table:table-cell>
          <table:table-cell table:number-columns-repeated="16378"/>
        </table:table-row>
        <table:table-row table:style-name="ro1">
          <table:table-cell table:style-name="ce57"/>
          <table:table-cell table:style-name="ce67" table:formula="of:=AVERAGE([.B3:.B40])" office:value-type="percentage" office:value="0.294126315789474" calcext:value-type="percentage">
            <text:p>29,41%</text:p>
          </table:table-cell>
          <table:table-cell table:style-name="ce67" table:formula="of:=AVERAGE([.C3:.C40])" office:value-type="percentage" office:value="0.355407894736842" calcext:value-type="percentage">
            <text:p>35,54%</text:p>
          </table:table-cell>
          <table:table-cell table:style-name="ce67" table:formula="of:=AVERAGE([.D3:.D40])" office:value-type="percentage" office:value="0.271855263157895" calcext:value-type="percentage">
            <text:p>27,19%</text:p>
          </table:table-cell>
          <table:table-cell table:style-name="ce67" table:formula="of:=AVERAGE([.E3:.E40])" office:value-type="percentage" office:value="0.236007894736842" calcext:value-type="percentage">
            <text:p>23,60%</text:p>
          </table:table-cell>
          <table:table-cell table:style-name="ce67" table:formula="of:=AVERAGE([.F3:.F40])" office:value-type="percentage" office:value="0.247344736842105" calcext:value-type="percentage">
            <text:p>24,73%</text:p>
          </table:table-cell>
          <table:table-cell table:style-name="ce67" table:formula="of:=AVERAGE([.G3:.G40])" office:value-type="string" office:string-value="" calcext:value-type="error">
            <text:p>#DIV/0!</text:p>
          </table:table-cell>
          <table:table-cell table:style-name="ce67" table:formula="of:=AVERAGE([.H3:.H40])" office:value-type="string" office:string-value="" calcext:value-type="error">
            <text:p>#DIV/0!</text:p>
          </table:table-cell>
          <table:table-cell table:style-name="ce67" table:number-columns-repeated="2"/>
          <table:table-cell table:style-name="ce57" table:number-columns-repeated="16374"/>
        </table:table-row>
        <table:table-row table:style-name="ro5">
          <table:table-cell/>
          <table:table-cell table:style-name="Default" table:number-columns-repeated="3"/>
          <table:table-cell table:formula="of:=([.D41]-[.E41])/[.D41]" office:value-type="percentage" office:value="0.131861962150913" calcext:value-type="percentage">
            <text:p>13,19%</text:p>
          </table:table-cell>
          <table:table-cell table:style-name="Default" table:number-columns-repeated="5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0:14:01.93463752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11T18:51:12.249197110</dc:date>
    <meta:editing-duration>P59DT10H39M40S</meta:editing-duration>
    <meta:editing-cycles>5191</meta:editing-cycles>
    <meta:generator>LibreOffice/7.6.4.1$Linux_X86_64 LibreOffice_project/60$Build-1</meta:generator>
    <meta:document-statistic meta:table-count="4" meta:cell-count="3412" meta:object-count="0"/>
  </office:meta>
</office:document-meta>
</file>